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</style:style>
    <style:style style:name="gr4" style:family="graphic" style:parent-style-name="standard">
      <style:graphic-properties svg:stroke-color="#ff3333" draw:fill-color="#ff9900" draw:textarea-horizontal-align="justify" draw:textarea-vertical-align="middle" draw:auto-grow-height="false" fo:min-height="0.95cm" fo:min-width="21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svg:stroke-color="#ff3333" draw:fill-color="#ff9900" draw:textarea-horizontal-align="justify" draw:textarea-vertical-align="middle" draw:auto-grow-height="false" fo:min-height="1.35cm" fo:min-width="2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961cm"/>
    </style:style>
    <style:style style:name="gr10" style:family="graphic" style:parent-style-name="standard">
      <style:graphic-properties svg:stroke-color="#ff3333" draw:fill-color="#ff9900" draw:textarea-horizontal-align="justify" draw:textarea-vertical-align="middle" draw:auto-grow-height="false" fo:min-height="0.95cm" fo:min-width="7.7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gr14" style:family="graphic" style:parent-style-name="standard">
      <style:graphic-properties svg:stroke-color="#ff3333" draw:fill-color="#ff9900" draw:textarea-horizontal-align="justify" draw:textarea-vertical-align="middle" draw:auto-grow-height="false" fo:min-height="0.95cm" fo:min-width="9.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1cm"/>
    </style:style>
    <style:style style:name="gr16" style:family="graphic" style:parent-style-name="standard">
      <style:graphic-properties svg:stroke-color="#ff3333" draw:fill-color="#ff9900" draw:textarea-horizontal-align="justify" draw:textarea-vertical-align="middle" draw:auto-grow-height="false" fo:min-height="0.95cm" fo:min-width="8.5cm"/>
    </style:style>
    <style:style style:name="gr17" style:family="graphic" style:parent-style-name="standard">
      <style:graphic-properties svg:stroke-color="#ff3333" draw:fill-color="#ff9900" draw:textarea-horizontal-align="justify" draw:textarea-vertical-align="middle" draw:auto-grow-height="false" fo:min-height="2.25cm" fo:min-width="8.9cm"/>
    </style:style>
    <style:style style:name="gr18" style:family="graphic" style:parent-style-name="standard">
      <style:graphic-properties svg:stroke-color="#ff3333" draw:fill-color="#ff9900" draw:textarea-horizontal-align="justify" draw:textarea-vertical-align="middle" draw:auto-grow-height="false" fo:min-height="1.85cm" fo:min-width="11.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6cm"/>
    </style:style>
    <style:style style:name="gr20" style:family="graphic" style:parent-style-name="standard">
      <style:graphic-properties svg:stroke-color="#ff3333" draw:fill-color="#ff9900" draw:textarea-horizontal-align="justify" draw:textarea-vertical-align="middle" draw:auto-grow-height="false" fo:min-height="1.45cm" fo:min-width="8cm"/>
    </style:style>
    <style:style style:name="gr21" style:family="graphic" style:parent-style-name="standard">
      <style:graphic-properties svg:stroke-color="#ff3333" draw:fill-color="#ff9900" draw:textarea-horizontal-align="justify" draw:textarea-vertical-align="middle" draw:auto-grow-height="false" fo:min-height="0.957cm" fo:min-width="5.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4" style:family="graphic" style:parent-style-name="standard">
      <style:graphic-properties svg:stroke-color="#ff3333" draw:fill-color="#ff9900" draw:textarea-horizontal-align="justify" draw:textarea-vertical-align="middle" draw:auto-grow-height="false" fo:min-height="4.95cm" fo:min-width="7.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21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196cm"/>
    </style:style>
    <style:style style:name="gr28" style:family="graphic" style:parent-style-name="standard">
      <style:graphic-properties svg:stroke-color="#ff3333" draw:fill-color="#ff9900" draw:textarea-horizontal-align="justify" draw:textarea-vertical-align="middle" draw:auto-grow-height="false" fo:min-height="1.45cm" fo:min-width="12.9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6cm" fo:min-width="0.35cm"/>
    </style:style>
    <style:style style:name="gr30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4.8cm"/>
    </style:style>
    <style:style style:name="gr31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7.2cm"/>
    </style:style>
    <style:style style:name="gr33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11.4cm"/>
    </style:style>
    <style:style style:name="gr34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7.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gr36" style:family="graphic" style:parent-style-name="standard">
      <style:graphic-properties svg:stroke-color="#ff3333" draw:fill-color="#ff9900" draw:textarea-horizontal-align="justify" draw:textarea-vertical-align="middle" draw:auto-grow-height="false" fo:min-height="2.15cm" fo:min-width="6.1cm"/>
    </style:style>
    <style:style style:name="gr37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7.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9.686cm"/>
    </style:style>
    <style:style style:name="gr39" style:family="graphic" style:parent-style-name="standard">
      <style:graphic-properties svg:stroke-color="#ff3333" draw:fill-color="#ff9900" draw:textarea-horizontal-align="justify" draw:textarea-vertical-align="middle" draw:auto-grow-height="false" fo:min-height="1.55cm" fo:min-width="13.1cm"/>
    </style:style>
    <style:style style:name="gr40" style:family="graphic" style:parent-style-name="standard">
      <style:graphic-properties svg:stroke-color="#ff3333" draw:fill-color="#ff9900" draw:textarea-horizontal-align="justify" draw:textarea-vertical-align="middle" draw:auto-grow-height="false" fo:min-height="0.864cm" fo:min-width="13.1cm"/>
    </style:style>
    <style:style style:name="gr41" style:family="graphic" style:parent-style-name="standard">
      <style:graphic-properties svg:stroke-color="#ff3333" draw:fill-color="#ff9900" draw:textarea-horizontal-align="justify" draw:textarea-vertical-align="middle" draw:auto-grow-height="false" fo:min-height="0.864cm" fo:min-width="13.3cm"/>
    </style:style>
    <style:style style:name="gr42" style:family="graphic" style:parent-style-name="standard">
      <style:graphic-properties svg:stroke-color="#ff3333" draw:fill-color="#ff9900" draw:textarea-horizontal-align="justify" draw:textarea-vertical-align="middle" draw:auto-grow-height="false" fo:min-height="2.45cm" fo:min-width="14.1cm"/>
    </style:style>
    <style:style style:name="gr43" style:family="graphic" style:parent-style-name="standard">
      <style:graphic-properties svg:stroke-color="#ff3333" draw:fill-color="#ff9900" draw:textarea-horizontal-align="justify" draw:textarea-vertical-align="middle" draw:auto-grow-height="false" fo:min-height="2.264cm" fo:min-width="19.3cm"/>
    </style:style>
    <style:style style:name="gr44" style:family="graphic" style:parent-style-name="standard">
      <style:graphic-properties svg:stroke-color="#ff3333" draw:fill-color="#ff9900" draw:textarea-horizontal-align="justify" draw:textarea-vertical-align="middle" draw:auto-grow-height="false" fo:min-height="1.15cm" fo:min-width="15.1cm"/>
    </style:style>
    <style:style style:name="gr45" style:family="graphic" style:parent-style-name="standard">
      <style:graphic-properties svg:stroke-color="#ff3333" draw:fill-color="#ff9900" draw:textarea-horizontal-align="justify" draw:textarea-vertical-align="middle" draw:auto-grow-height="false" fo:min-height="2.85cm" fo:min-width="15.1cm"/>
    </style:style>
    <style:style style:name="gr46" style:family="graphic" style:parent-style-name="standard">
      <style:graphic-properties svg:stroke-color="#ff3333" draw:fill-color="#ff9900" draw:textarea-horizontal-align="justify" draw:textarea-vertical-align="middle" draw:auto-grow-height="false" fo:min-height="1.05cm" fo:min-width="12.7cm"/>
    </style:style>
    <style:style style:name="gr47" style:family="graphic" style:parent-style-name="standard">
      <style:graphic-properties svg:stroke-color="#ff3333" draw:fill-color="#ff9900" draw:textarea-horizontal-align="justify" draw:textarea-vertical-align="middle" draw:auto-grow-height="false" fo:min-height="1.05cm" fo:min-width="17.3cm"/>
    </style:style>
    <style:style style:name="gr48" style:family="graphic" style:parent-style-name="standard">
      <style:graphic-properties svg:stroke-color="#ff3333" draw:fill-color="#ff9900" draw:textarea-horizontal-align="justify" draw:textarea-vertical-align="middle" draw:auto-grow-height="false" fo:min-height="1.416cm" fo:min-width="11.5cm"/>
    </style:style>
    <style:style style:name="gr49" style:family="graphic" style:parent-style-name="standard">
      <style:graphic-properties svg:stroke-color="#ff3333" draw:fill-color="#ff9900" draw:textarea-horizontal-align="justify" draw:textarea-vertical-align="middle" draw:auto-grow-height="false" fo:min-height="0.816cm" fo:min-width="5.9cm"/>
    </style:style>
    <style:style style:name="gr50" style:family="graphic" style:parent-style-name="standard">
      <style:graphic-properties svg:stroke-color="#ff3333" draw:fill-color="#ff9900" draw:textarea-horizontal-align="justify" draw:textarea-vertical-align="middle" draw:auto-grow-height="false" fo:min-height="0.816cm" fo:min-width="3.9cm"/>
    </style:style>
    <style:style style:name="gr51" style:family="graphic" style:parent-style-name="standard">
      <style:graphic-properties svg:stroke-color="#ff3333" draw:fill-color="#ff9900" draw:textarea-horizontal-align="justify" draw:textarea-vertical-align="middle" draw:auto-grow-height="false" fo:min-height="1.516cm" fo:min-width="16.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3" style:family="graphic" style:parent-style-name="standard">
      <style:graphic-properties svg:stroke-color="#ff3333" draw:fill-color="#ff9900" draw:textarea-horizontal-align="justify" draw:textarea-vertical-align="middle" draw:auto-grow-height="false" fo:min-height="1.516cm" fo:min-width="23.4cm"/>
    </style:style>
    <style:style style:name="gr54" style:family="graphic" style:parent-style-name="standard">
      <style:graphic-properties svg:stroke-color="#ff3333" draw:fill-color="#ff9900" draw:textarea-horizontal-align="justify" draw:textarea-vertical-align="middle" draw:auto-grow-height="false" fo:min-height="0.916cm" fo:min-width="19.7cm"/>
    </style:style>
    <style:style style:name="gr55" style:family="graphic" style:parent-style-name="standard">
      <style:graphic-properties svg:stroke-color="#ff3333" draw:fill-color="#ff9900" draw:textarea-horizontal-align="justify" draw:textarea-vertical-align="middle" draw:auto-grow-height="false" fo:min-height="0.816cm" fo:min-width="6.3cm"/>
    </style:style>
    <style:style style:name="gr56" style:family="graphic" style:parent-style-name="standard">
      <style:graphic-properties svg:stroke-color="#ff3333" draw:fill-color="#ff9900" draw:textarea-horizontal-align="justify" draw:textarea-vertical-align="middle" draw:auto-grow-height="false" fo:min-height="0.816cm" fo:min-width="16.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6cm"/>
    </style:style>
    <style:style style:name="gr58" style:family="graphic" style:parent-style-name="standard">
      <style:graphic-properties svg:stroke-color="#ff3333" draw:fill-color="#ff9900" draw:textarea-horizontal-align="justify" draw:textarea-vertical-align="middle" draw:auto-grow-height="false" fo:min-height="2.15cm" fo:min-width="10.3cm"/>
    </style:style>
    <style:style style:name="gr59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6.3cm"/>
    </style:style>
    <style:style style:name="gr60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5.2cm"/>
    </style:style>
    <style:style style:name="gr61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9.6cm"/>
    </style:style>
    <style:style style:name="gr62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5.1cm"/>
    </style:style>
    <style:style style:name="gr63" style:family="graphic" style:parent-style-name="standard">
      <style:graphic-properties svg:stroke-color="#ff3333" draw:fill-color="#ff9900" draw:textarea-horizontal-align="justify" draw:textarea-vertical-align="middle" draw:auto-grow-height="false" fo:min-height="2.25cm" fo:min-width="19.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65" style:family="graphic" style:parent-style-name="standard">
      <style:graphic-properties svg:stroke-color="#ff3333" draw:fill-color="#ff9900" draw:textarea-horizontal-align="justify" draw:textarea-vertical-align="middle" draw:auto-grow-height="false" fo:min-height="1.55cm" fo:min-width="9.5cm"/>
    </style:style>
    <style:style style:name="gr66" style:family="graphic" style:parent-style-name="standard">
      <style:graphic-properties svg:stroke-color="#ff3333" draw:fill-color="#ff9900" draw:textarea-horizontal-align="justify" draw:textarea-vertical-align="middle" draw:auto-grow-height="false" fo:min-height="1.55cm" fo:min-width="7.9cm"/>
    </style:style>
    <style:style style:name="gr67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25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="none" draw:fill-color="#ffffff"/>
      <style:paragraph-properties style:text-autospace="none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-color="#eeeeee"/>
      <style:paragraph-properties fo:text-align="center"/>
      <style:text-properties style:use-window-font-color="true"/>
    </style:style>
    <style:style style:name="P9" style:family="paragraph">
      <loext:graphic-properties draw:fill-color="#eeeeee"/>
      <style:paragraph-properties fo:text-align="center"/>
      <style:text-properties fo:color="#eeeeee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style:font-name="Consolas3"/>
    </style:style>
    <style:style style:name="P13" style:family="paragraph">
      <style:paragraph-properties fo:text-align="start"/>
    </style:style>
    <style:style style:name="P14" style:family="paragraph">
      <loext:graphic-properties draw:fill-color="#ff9900"/>
      <style:paragraph-properties fo:text-align="star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ff9900"/>
      <style:paragraph-properties fo:text-align="center"/>
      <style:text-properties fo:color="#cc0000" fo:font-size="16pt" style:font-size-asian="16pt" style:font-size-complex="16pt"/>
    </style:style>
    <style:style style:name="T1" style:family="text">
      <style:text-properties fo:color="#cc0000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0999d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Consolas1" fo:font-size="18pt" fo:text-shadow="none" style:text-underline-style="none" fo:font-weight="bold" style:letter-kerning="true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0e7a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00" style:text-outline="false" style:text-line-through-style="none" style:text-line-through-type="none" style:font-name="Consolas1" fo:font-size="18pt" fo:text-shadow="none" style:text-underline-style="none" fo:font-weight="bold" style:letter-kerning="true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nsolas1" fo:font-size="18pt" fo:font-style="normal" fo:text-shadow="none" style:text-underline-style="none" style:letter-kerning="true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000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b8bb" style:text-outline="false" style:text-line-through-style="none" style:text-line-through-type="none" style:font-name="Consolas1" fo:font-size="18pt" fo:text-shadow="none" style:text-underline-style="none" fo:font-weight="bold" style:letter-kerning="true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/>
    </style:style>
    <style:style style:name="T21" style:family="text">
      <style:text-properties fo:font-variant="normal" fo:text-transform="none" fo:color="#20999d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0e7a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onsolas3"/>
    </style:style>
    <style:style style:name="T26" style:family="text">
      <style:text-properties fo:font-variant="normal" fo:text-transform="none" fo:color="#999999" style:text-outline="false" style:text-line-through-style="none" style:text-line-through-type="none" style:font-name="Consolas1" fo:font-size="18pt" fo:text-shadow="none" style:text-underline-style="none" fo:font-weight="bold" style:letter-kerning="true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999999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99999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999999" style:text-outline="false" style:text-line-through-style="none" style:text-line-through-type="none" style:font-name="Consolas1" fo:font-size="18pt" fo:font-style="normal" fo:text-shadow="none" style:text-underline-style="none" style:letter-kerning="true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99999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99999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Consolas1" fo:font-size="18pt" fo:font-style="normal" fo:text-shadow="none" style:text-underline-style="none" style:letter-kerning="true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0999d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Consolas1" fo:font-size="18pt" fo:font-style="normal" fo:text-shadow="none" style:text-underline-style="none" style:letter-kerning="true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38" style:family="text">
      <style:text-properties fo:color="#cc0000" fo:font-size="16pt" style:font-size-asian="16pt" style:font-size-complex="16pt"/>
    </style:style>
    <style:style style:name="T39" style:family="text">
      <style:text-properties style:use-window-font-color="tru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áklady Scaly – 2. čás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adek Miček</text:p>
            <text:p/>
            <text:p>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e classy – úv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učný zápis tříd, jejichž úkolem je držet data předaná v konstruktoru:</text:p>
                <text:p/>
              </text:list-item>
              <text:list-item>
                <text:p>Pro case classy kompilátor mj. implementuje:</text:p>
                <text:list>
                  <text:list-item>
                    <text:p>Metodu <text:span text:style-name="T1">apply</text:span>, jenž lze použít pro vytváření instancí:</text:p>
                    <text:p/>
                    <text:p/>
                    <text:p/>
                  </text:list-item>
                  <text:list-item>
                    <text:p>Metodu <text:span text:style-name="T1">copy</text:span>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2cm" svg:height="0.996cm" svg:x="1.8cm" svg:y="8cm">
          <draw:text-box>
            <text:p text:style-name="P2"><text:span text:style-name="T2">case class </text:span><text:span text:style-name="T3">RpcConfig(server: </text:span><text:span text:style-name="T4">String</text:span><text:span text:style-name="T3">, timeout: Int)</text:span></text:p>
          </draw:text-box>
        </draw:frame>
        <draw:frame draw:style-name="gr3" draw:text-style-name="P3" draw:layer="layout" svg:width="23.2cm" svg:height="3.976cm" svg:x="2.8cm" svg:y="12cm">
          <draw:text-box>
            <text:p text:style-name="P2"><text:span text:style-name="T5">val </text:span><text:span text:style-name="T6">config </text:span><text:span text:style-name="T7">= </text:span><text:span text:style-name="T8">RpcConfig</text:span><text:span text:style-name="T7">(</text:span><text:span text:style-name="T9">"http://mapy.cz"</text:span><text:span text:style-name="T7">, </text:span><text:span text:style-name="T10">30</text:span><text:span text:style-name="T7">)</text:span><text:span text:style-name="T7"><text:line-break/></text:span><text:span text:style-name="T7"/></text:p>
            <text:p text:style-name="P2"><text:span text:style-name="T7"><text:line-break/></text:span><text:span text:style-name="T7"/></text:p>
            <text:p text:style-name="P2"><text:span text:style-name="T5">val </text:span><text:span text:style-name="T6">config2 </text:span><text:span text:style-name="T7">= </text:span><text:span text:style-name="T8">RpcConfig</text:span><text:span text:style-name="T11">(server = </text:span><text:span text:style-name="T12">"http://mapy.cz"</text:span><text:span text:style-name="T3">, timeout = </text:span><text:span text:style-name="T13">30</text:span><text:span text:style-name="T3">)</text:span></text:p>
          </draw:text-box>
        </draw:frame>
        <draw:custom-shape draw:style-name="gr4" draw:text-style-name="P5" draw:layer="layout" svg:width="21.8cm" svg:height="1.2cm" svg:x="4.2cm" svg:y="13.2cm">
          <text:p text:style-name="P4">Metoda <text:span text:style-name="T1">apply</text:span> má pojmenované parametry, což se hodí, když je jich mnoho.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0.2cm" svg:height="1.3cm" svg:x="2.8cm" svg:y="17.3cm">
          <draw:text-box>
            <text:p text:style-name="P2"><text:span text:style-name="T5">val </text:span><text:span text:style-name="T6">devConfig </text:span><text:span text:style-name="T7">= </text:span><text:span text:style-name="T6">config</text:span><text:span text:style-name="T11">.copy(server = </text:span><text:span text:style-name="T12">"http://mapy.dev"</text:span><text:span text:style-name="T3">)</text:span></text:p>
          </draw:text-box>
        </draw:frame>
        <draw:line draw:style-name="gr6" draw:text-style-name="P6" draw:layer="layout" svg:x1="12.1cm" svg:y1="14.4cm" svg:x2="12.1cm" svg:y2="15.1cm">
          <text:p/>
        </draw:line>
        <draw:line draw:style-name="gr6" draw:text-style-name="P6" draw:layer="layout" svg:x1="21.8cm" svg:y1="14.4cm" svg:x2="21.8cm" svg:y2="15.1cm">
          <text:p/>
        </draw:line>
        <draw:custom-shape draw:style-name="gr7" draw:text-style-name="P5" draw:layer="layout" svg:width="20.8cm" svg:height="1.6cm" svg:x="5.6cm" svg:y="18.9cm">
          <text:p text:style-name="P4">Instance case class jsou standardně neměnné, metoda <text:span text:style-name="T1">copy</text:span> vytvoří<text:line-break/>novou instanci, která se od té původní liší jen v předaných parametrech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e classy – úvod (2)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Pro case classy kompilátor mj. implementuje:</text:p>
                <text:list>
                  <text:list-item>
                    <text:p>Vlastnost pro každý parametr konstruktoru:</text:p>
                    <text:p/>
                  </text:list-item>
                  <text:list-item>
                    <text:p>Podporu pro pattern matching:</text:p>
                    <text:p/>
                    <text:p/>
                  </text:list-item>
                  <text:list-item>
                    <text:p>Strukturální rovnost a hašování.</text:p>
                    <text:list>
                      <text:list-item>
                        <text:p>Instance lze použít v množinách (<text:span text:style-name="T1">Set</text:span>) nebo jako klíče map (<text:span text:style-name="T1">Map</text:span>).</text:p>
                      </text:list-item>
                    </text:list>
                  </text:list-item>
                  <text:list-item>
                    <text:p>Metodu <text:span text:style-name="T1">toString</text:span>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1cm" svg:height="0.996cm" svg:x="3cm" svg:y="8cm">
          <draw:text-box>
            <text:p text:style-name="P2"><text:span text:style-name="T14">println</text:span><text:span text:style-name="T15">(</text:span><text:span text:style-name="T9">s"Server je: </text:span><text:span text:style-name="T16">$</text:span><text:span text:style-name="T7">{</text:span><text:span text:style-name="T6">config</text:span><text:span text:style-name="T11">.server}</text:span><text:span text:style-name="T12">"</text:span><text:span text:style-name="T3">)</text:span></text:p>
          </draw:text-box>
        </draw:frame>
        <draw:frame draw:style-name="gr8" draw:text-style-name="P7" draw:layer="layout" svg:width="18cm" svg:height="2.486cm" svg:x="3cm" svg:y="10.9cm">
          <draw:text-box>
            <text:p text:style-name="P2"><text:span text:style-name="T5">val </text:span><text:span text:style-name="T8">RpcConfig</text:span><text:span text:style-name="T7">(</text:span><text:span text:style-name="T6">s</text:span><text:span text:style-name="T7">, </text:span><text:span text:style-name="T6">t</text:span><text:span text:style-name="T7">) = </text:span><text:span text:style-name="T6">config</text:span><text:span text:style-name="T6"><text:line-break/></text:span><text:span text:style-name="T6"><text:line-break/></text:span><text:span text:style-name="T8">println</text:span><text:span text:style-name="T7">(</text:span><text:span text:style-name="T9">s"Server je: </text:span><text:span text:style-name="T16">$</text:span><text:span text:style-name="T6">s</text:span><text:span text:style-name="T12">"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e classy v hierarch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classy mohou být součástí větší hierarchie tříd.</text:p>
                <text:list>
                  <text:list-item>
                    <text:p>Nemělo by se z nich dědit (pokud si hierarchii tříd představíme jako strom, budou case classy v listech).</text:p>
                  </text:list-item>
                </text:list>
              </text:list-item>
              <text:list-item>
                <text:p>Pomocí case class můžeme reprezentovat stromové struktury:</text:p>
              </text:list-item>
            </text:list>
          </draw:text-box>
        </draw:frame>
        <draw:frame draw:style-name="gr9" draw:text-style-name="P3" draw:layer="layout" svg:width="23.2cm" svg:height="6.211cm" svg:x="1.7cm" svg:y="14.244cm">
          <draw:text-box>
            <text:p text:style-name="P2"><text:span text:style-name="T5">sealed trait </text:span><text:span text:style-name="T7">Tree</text:span><text:span text:style-name="T7"><text:line-break/></text:span><text:span text:style-name="T5">case class </text:span><text:span text:style-name="T7">Fork(left: Tree, right: Tree) </text:span><text:span text:style-name="T5">extends </text:span><text:span text:style-name="T7">Tree</text:span><text:span text:style-name="T7"><text:line-break/></text:span><text:span text:style-name="T5">case class </text:span><text:span text:style-name="T7">Leaf(data: Int) </text:span><text:span text:style-name="T5">extends </text:span><text:span text:style-name="T17">Tree</text:span><text:span text:style-name="T17"><text:line-break/></text:span><text:span text:style-name="T17"><text:line-break/></text:span><text:span text:style-name="T18">Fork</text:span><text:span text:style-name="T17">(</text:span><text:span text:style-name="T17"><text:line-break/></text:span><text:span text:style-name="T17"> <text:s/></text:span><text:span text:style-name="T18">Leaf</text:span><text:span text:style-name="T17">(</text:span><text:span text:style-name="T19">3</text:span><text:span text:style-name="T17">),</text:span><text:span text:style-name="T17"><text:line-break/></text:span><text:span text:style-name="T17"> <text:s/></text:span><text:span text:style-name="T18">Fork</text:span><text:span text:style-name="T17">(</text:span><text:span text:style-name="T18">Leaf</text:span><text:span text:style-name="T17">(</text:span><text:span text:style-name="T19">1</text:span><text:span text:style-name="T17">), </text:span><text:span text:style-name="T18">Leaf</text:span><text:span text:style-name="T3">(</text:span><text:span text:style-name="T13">2</text:span><text:span text:style-name="T3">))</text:span><text:span text:style-name="T3"><text:line-break/></text:span><text:span text:style-name="T3">)</text:span></text:p>
          </draw:text-box>
        </draw:frame>
        <draw:custom-shape draw:style-name="gr10" draw:text-style-name="P5" draw:layer="layout" svg:width="8.2cm" svg:height="1.2cm" svg:x="9.4cm" svg:y="17.1cm">
          <text:p text:style-name="P4">Příklad instance stromu.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8" draw:layer="layout" svg:width="1cm" svg:height="1cm" svg:x="21.5cm" svg:y="17.5cm">
            <text:p text:style-name="P4"><text:span text:style-name="T20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1cm" svg:height="1cm" svg:x="22.4cm" svg:y="19.3cm">
            <text:p text:style-name="P4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1cm" svg:height="1cm" svg:x="23.8cm" svg:y="19.3cm">
            <text:p text:style-name="P4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1cm" svg:height="1cm" svg:x="23.1cm" svg:y="17.5cm">
            <text:p text:style-name="P4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1cm" svg:height="1cm" svg:x="22.3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6" draw:layer="layout" svg:x1="22.4cm" svg:y1="16.5cm" svg:x2="22cm" svg:y2="17.5cm">
            <text:p/>
          </draw:line>
          <draw:line draw:style-name="gr13" draw:text-style-name="P6" draw:layer="layout" svg:x1="23.2cm" svg:y1="16.5cm" svg:x2="23.6cm" svg:y2="17.5cm">
            <text:p/>
          </draw:line>
          <draw:line draw:style-name="gr13" draw:text-style-name="P6" draw:layer="layout" svg:x1="23.2cm" svg:y1="18.3cm" svg:x2="22.8cm" svg:y2="19.3cm">
            <text:p/>
          </draw:line>
          <draw:line draw:style-name="gr13" draw:text-style-name="P6" draw:layer="layout" svg:x1="24cm" svg:y1="18.3cm" svg:x2="24.4cm" svg:y2="19.3cm">
            <text:p/>
          </draw:line>
        </draw:g>
        <draw:line draw:style-name="gr6" draw:text-style-name="P6" draw:layer="layout" svg:x1="17.6cm" svg:y1="17.8cm" svg:x2="21.2cm" svg:y2="17.8cm">
          <text:p/>
        </draw:line>
        <draw:line draw:style-name="gr6" draw:text-style-name="P6" draw:layer="layout" svg:x1="9.4cm" svg:y1="17.8cm" svg:x2="4cm" svg:y2="17.8cm">
          <text:p/>
        </draw:line>
        <draw:custom-shape draw:style-name="gr14" draw:text-style-name="P5" draw:layer="layout" svg:width="9.6cm" svg:height="1.2cm" svg:x="14.4cm" svg:y="13.8cm">
          <text:p text:style-name="P4">Neprázdný úplný binární strom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4cm" svg:y1="14.7cm" svg:x2="8.2cm" svg:y2="14.7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Dotazy na stat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rezentace dotazů na statserver:</text:p>
                <text:list>
                  <text:list-item>
                    <text:p>Dotaz: pohlaví, okres, kombinace dotazů pomocí logických spojek AND, NOT.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22.4cm" svg:height="12.171cm" svg:x="1.6cm" svg:y="9.329cm">
          <draw:text-box>
            <text:p text:style-name="P2"><text:span text:style-name="T5">sealed trait </text:span><text:span text:style-name="T7">Query</text:span><text:span text:style-name="T7"><text:line-break/></text:span><text:span text:style-name="T5">case class </text:span><text:span text:style-name="T7">SexEq(sex: Sex) </text:span><text:span text:style-name="T5">extends </text:span><text:span text:style-name="T7">Query</text:span><text:span text:style-name="T7"><text:line-break/></text:span><text:span text:style-name="T5">case class </text:span><text:span text:style-name="T7">DistrictEq(district: </text:span><text:span text:style-name="T21">String</text:span><text:span text:style-name="T7">) </text:span><text:span text:style-name="T5">extends </text:span><text:span text:style-name="T7">Query</text:span><text:span text:style-name="T7"><text:line-break/></text:span><text:span text:style-name="T5">case class </text:span><text:span text:style-name="T7">And(a: Query, b: Query) </text:span><text:span text:style-name="T5">extends </text:span><text:span text:style-name="T7">Query</text:span><text:span text:style-name="T7"><text:line-break/></text:span><text:span text:style-name="T5">case class </text:span><text:span text:style-name="T7">Not(query: Query) </text:span><text:span text:style-name="T5">extends </text:span><text:span text:style-name="T7">Query</text:span><text:span text:style-name="T7"><text:line-break/></text:span><text:span text:style-name="T7"><text:line-break/></text:span><text:span text:style-name="T5">sealed trait </text:span><text:span text:style-name="T7">Sex</text:span><text:span text:style-name="T7"><text:line-break/></text:span><text:span text:style-name="T5">case object </text:span><text:span text:style-name="T7">Male </text:span><text:span text:style-name="T5">extends </text:span><text:span text:style-name="T7">Sex</text:span><text:span text:style-name="T7"><text:line-break/></text:span><text:span text:style-name="T5">case object </text:span><text:span text:style-name="T7">Female </text:span><text:span text:style-name="T5">extends </text:span><text:span text:style-name="T7">Sex</text:span><text:span text:style-name="T7"><text:line-break/></text:span><text:span text:style-name="T7"><text:line-break/></text:span><text:span text:style-name="T8">And</text:span><text:span text:style-name="T7">(</text:span><text:span text:style-name="T7"><text:line-break/></text:span><text:span text:style-name="T7"> <text:s/></text:span><text:span text:style-name="T8">Not</text:span><text:span text:style-name="T7">(</text:span><text:span text:style-name="T8">DistrictEq</text:span><text:span text:style-name="T7">(</text:span><text:span text:style-name="T9">"CZ0101"</text:span><text:span text:style-name="T17">)), </text:span><text:span text:style-name="T22">// CZ0101 je Praha 1 podle NUTS 4</text:span><text:span text:style-name="T22"><text:line-break/></text:span><text:span text:style-name="T22"> <text:s/></text:span><text:span text:style-name="T18">SexEq</text:span><text:span text:style-name="T3">(Female)</text:span><text:span text:style-name="T3"><text:line-break/></text:span><text:span text:style-name="T3">)</text:span><text:span text:style-name="T3"><text:line-break/></text:span><text:span text:style-name="T3"/></text:p>
          </draw:text-box>
        </draw:frame>
        <draw:custom-shape draw:style-name="gr16" draw:text-style-name="P5" draw:layer="layout" svg:width="9cm" svg:height="1.2cm" svg:x="12.6cm" svg:y="16.4cm">
          <text:p text:style-name="P4">Ženy, jenž nejsou z Prahy 1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6cm" svg:y1="17.193cm" svg:x2="3.4cm" svg:y2="17.193cm">
          <text:p/>
        </draw:line>
        <draw:custom-shape draw:style-name="gr17" draw:text-style-name="P5" draw:layer="layout" svg:width="9.4cm" svg:height="2.5cm" svg:x="16.6cm" svg:y="7.9cm">
          <text:p text:style-name="P4"><text:span text:style-name="T1">sealed</text:span> říká, že přímé podtřídy<text:line-break/>mohou být deklarovány pouze<text:line-break/>ve stejném souboru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6.6cm" svg:y1="9.8cm" svg:x2="8.4cm" svg:y2="9.8cm">
          <text:p/>
        </draw:line>
        <draw:custom-shape draw:style-name="gr18" draw:text-style-name="P5" draw:layer="layout" svg:width="11.6cm" svg:height="2.1cm" svg:x="13.1cm" svg:y="13.8cm">
          <text:p text:style-name="P4"><text:span text:style-name="T1">Male</text:span> a <text:span text:style-name="T1">Female</text:span> jsou singleton objekty<text:line-break/>(mají jednu instanci v celém programu)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Dotazy na statserver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kce lze definovat pomocí pattern matchingu:</text:p>
              </text:list-item>
            </text:list>
          </draw:text-box>
        </draw:frame>
        <draw:frame draw:style-name="gr19" draw:text-style-name="P3" draw:layer="layout" svg:width="22.8cm" svg:height="12.916cm" svg:x="1.8cm" svg:y="7.2cm">
          <draw:text-box>
            <text:p text:style-name="P2"><text:span text:style-name="T5">val </text:span><text:span text:style-name="T6">q </text:span><text:span text:style-name="T7">= </text:span><text:span text:style-name="T8">And</text:span><text:span text:style-name="T7">(</text:span><text:span text:style-name="T7"><text:line-break/></text:span><text:span text:style-name="T7"> <text:s/></text:span><text:span text:style-name="T8">Not</text:span><text:span text:style-name="T7">(</text:span><text:span text:style-name="T8">DistrictEq</text:span><text:span text:style-name="T7">(</text:span><text:span text:style-name="T9">"CZ0101"</text:span><text:span text:style-name="T7">)), </text:span><text:span text:style-name="T23">// CZ0101 je Praha 1 podle NUTS 4</text:span><text:span text:style-name="T23"><text:line-break/></text:span><text:span text:style-name="T23"> <text:s/></text:span><text:span text:style-name="T8">SexEq</text:span><text:span text:style-name="T7">(Female)</text:span><text:span text:style-name="T7"><text:line-break/></text:span><text:span text:style-name="T7">)</text:span><text:span text:style-name="T7"><text:line-break/></text:span><text:span text:style-name="T7"><text:line-break/></text:span><text:span text:style-name="T5">case class </text:span><text:span text:style-name="T7">Person(sex: Sex, district: </text:span><text:span text:style-name="T21">String</text:span><text:span text:style-name="T7">) {</text:span><text:span text:style-name="T7"><text:line-break/></text:span><text:span text:style-name="T7"> <text:s/></text:span><text:span text:style-name="T5">def </text:span><text:span text:style-name="T7">matches(q: Query): Boolean = q </text:span><text:span text:style-name="T5">match </text:span><text:span text:style-name="T7">{</text:span><text:span text:style-name="T7"><text:line-break/></text:span><text:span text:style-name="T7"> <text:s text:c="3"/></text:span><text:span text:style-name="T5">case </text:span><text:span text:style-name="T8">SexEq</text:span><text:span text:style-name="T7">(s) =&gt; s == sex</text:span><text:span text:style-name="T7"><text:line-break/></text:span><text:span text:style-name="T7"> <text:s text:c="3"/></text:span><text:span text:style-name="T5">case </text:span><text:span text:style-name="T8">DistrictEq</text:span><text:span text:style-name="T7">(d) =&gt; d == district</text:span><text:span text:style-name="T7"><text:line-break/></text:span><text:span text:style-name="T7"> <text:s text:c="3"/></text:span><text:span text:style-name="T5">case </text:span><text:span text:style-name="T8">And</text:span><text:span text:style-name="T7">(a, b) =&gt; (</text:span><text:span text:style-name="T5">this </text:span><text:span text:style-name="T7">matches a) &amp;&amp; (</text:span><text:span text:style-name="T5">this </text:span><text:span text:style-name="T7">matches b)</text:span><text:span text:style-name="T7"><text:line-break/></text:span><text:span text:style-name="T7"> <text:s text:c="3"/></text:span><text:span text:style-name="T5">case </text:span><text:span text:style-name="T8">Not</text:span><text:span text:style-name="T7">(q) =&gt; !(</text:span><text:span text:style-name="T5">this </text:span><text:span text:style-name="T7">matches q)</text:span><text:span text:style-name="T7"><text:line-break/></text:span><text:span text:style-name="T7"> <text:s/>}</text:span><text:span text:style-name="T7"><text:line-break/></text:span><text:span text:style-name="T7">}</text:span><text:span text:style-name="T7"><text:line-break/></text:span><text:span text:style-name="T7"><text:line-break/></text:span><text:span text:style-name="T23">// Vrátí: List(Person(Female,CZ0201))</text:span><text:span text:style-name="T23"><text:line-break/></text:span><text:span text:style-name="T6">List</text:span><text:span text:style-name="T7">(</text:span><text:span text:style-name="T8">Person</text:span><text:span text:style-name="T7">(Male, </text:span><text:span text:style-name="T9">"CZ0101"</text:span><text:span text:style-name="T7">), </text:span><text:span text:style-name="T8">Person</text:span><text:span text:style-name="T7">(Female, </text:span><text:span text:style-name="T9">"CZ0201"</text:span><text:span text:style-name="T17">))</text:span><text:span text:style-name="T17"><text:line-break/></text:span><text:span text:style-name="T17"> <text:s/>.filter(_ matches </text:span><text:span text:style-name="T24">q</text:span><text:span text:style-name="T3">)</text:span></text:p>
          </draw:text-box>
        </draw:frame>
        <draw:custom-shape draw:style-name="gr20" draw:text-style-name="P5" draw:layer="layout" svg:width="8.5cm" svg:height="1.7cm" svg:x="19cm" svg:y="12.1cm">
          <text:p text:style-name="P4">Funkce <text:span text:style-name="T1">matches</text:span> vrátí,<text:line-break/>zda člověk vyhovuje dotazu.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6.4cm" svg:height="1.207cm" svg:x="4.4cm" svg:y="16.293cm">
          <text:p text:style-name="P4">Zastíní parametr <text:span text:style-name="T1">q</text:span>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7cm" svg:y1="16.293cm" svg:x2="6.7cm" svg:y2="15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Dotazy na statserv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řidáme OR:</text:p>
                <text:p/>
              </text:list-item>
              <text:list-item>
                <text:p>Od kompilátoru dostaneme varování:</text:p>
                <text:p/>
                <text:p/>
              </text:list-item>
              <text:list-item>
                <text:p>Je třeba upravit i funkci matches:</text:p>
              </text:list-item>
            </text:list>
          </draw:text-box>
        </draw:frame>
        <draw:frame draw:style-name="gr3" draw:text-style-name="P12" draw:layer="layout" svg:width="19cm" svg:height="3.976cm" svg:x="1.8cm" svg:y="10.5cm">
          <draw:text-box>
            <text:p><text:span text:style-name="T25">Warning:(řádek, sloupec) match may not be exhaustive.</text:span></text:p>
            <text:p><text:span text:style-name="T25">It would fail on the following input: Or(_, _)</text:span></text:p>
            <text:p><text:span text:style-name="T25"><text:s text:c="4"/></text:span><text:span text:style-name="T25">def matches(q: Query): Boolean = q match {</text:span></text:p>
            <text:p><text:span text:style-name="T25"><text:s text:c="37"/></text:span><text:span text:style-name="T25">^</text:span></text:p>
          </draw:text-box>
        </draw:frame>
        <draw:frame draw:style-name="gr22" draw:text-style-name="P3" draw:layer="layout" svg:width="17.8cm" svg:height="1.4cm" svg:x="1.8cm" svg:y="6.6cm">
          <draw:text-box>
            <text:p text:style-name="P2"><text:span text:style-name="T2">case class </text:span><text:span text:style-name="T11">Or(a: Query, b: Query) </text:span><text:span text:style-name="T2">extends </text:span><text:span text:style-name="T3">Query</text:span></text:p>
          </draw:text-box>
        </draw:frame>
        <draw:frame draw:style-name="gr23" draw:text-style-name="P3" draw:layer="layout" svg:width="21.4cm" svg:height="5.6cm" svg:x="1.8cm" svg:y="15.2cm">
          <draw:text-box>
            <text:p text:style-name="P2"><text:span text:style-name="T26">def </text:span><text:span text:style-name="T27">matches(q: Query): Boolean = q </text:span><text:span text:style-name="T26">match </text:span><text:span text:style-name="T27">{</text:span><text:span text:style-name="T27"><text:line-break/></text:span><text:span text:style-name="T27"> <text:s/></text:span><text:span text:style-name="T26">case </text:span><text:span text:style-name="T28">SexEq</text:span><text:span text:style-name="T27">(s) =&gt; s == sex</text:span><text:span text:style-name="T27"><text:line-break/></text:span><text:span text:style-name="T27"> <text:s/></text:span><text:span text:style-name="T26">case </text:span><text:span text:style-name="T28">DistrictEq</text:span><text:span text:style-name="T27">(d) =&gt; d == district</text:span><text:span text:style-name="T27"><text:line-break/></text:span><text:span text:style-name="T27"> <text:s/></text:span><text:span text:style-name="T26">case </text:span><text:span text:style-name="T28">And</text:span><text:span text:style-name="T27">(a, b) =&gt; (</text:span><text:span text:style-name="T26">this </text:span><text:span text:style-name="T27">matches a) &amp;&amp; (</text:span><text:span text:style-name="T26">this </text:span><text:span text:style-name="T27">matches b)</text:span><text:span text:style-name="T7"><text:line-break/></text:span><text:span text:style-name="T7"> <text:s/></text:span><text:span text:style-name="T5">case </text:span><text:span text:style-name="T8">Or</text:span><text:span text:style-name="T7">(a, b) =&gt; (</text:span><text:span text:style-name="T5">this </text:span><text:span text:style-name="T7">matches a) || (</text:span><text:span text:style-name="T5">this </text:span><text:span text:style-name="T7">matches b)</text:span><text:span text:style-name="T7"><text:line-break/></text:span><text:span text:style-name="T27"> <text:s/></text:span><text:span text:style-name="T26">case </text:span><text:span text:style-name="T28">Not</text:span><text:span text:style-name="T29">(q) =&gt; !(</text:span><text:span text:style-name="T30">this </text:span><text:span text:style-name="T31">matches q)</text:span><text:span text:style-name="T31"><text:line-break/></text:span><text:span text:style-name="T31">}</text:span></text:p>
          </draw:text-box>
        </draw:frame>
        <draw:custom-shape draw:style-name="gr24" draw:text-style-name="P5" draw:layer="layout" svg:width="8.4cm" svg:height="5.2cm" svg:x="19.2cm" svg:y="3.3cm">
          <text:p text:style-name="P4">Díky tomu, že <text:span text:style-name="T1">Query</text:span> je<text:line-break/>deklarován jako <text:span text:style-name="T1">sealed</text:span>,<text:line-break/>ví kompilátor, jaké podtřídy<text:line-break/><text:span text:style-name="T1">Query</text:span> má, a může nás<text:line-break/>varovat, když zjistí, že<text:line-break/>jsme nějaký dotaz<text:line-break/>zapomněli zpracovat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.2cm" svg:y1="6.6cm" svg:x2="18cm" svg:y2="8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Aritmetické výraz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zentace aritmetických výrazů:</text:p>
              </text:list-item>
            </text:list>
          </draw:text-box>
        </draw:frame>
        <draw:frame draw:style-name="gr25" draw:text-style-name="P7" draw:layer="layout" svg:width="23.4cm" svg:height="5.466cm" svg:x="1.9cm" svg:y="8.3cm">
          <draw:text-box>
            <text:p text:style-name="P2"><text:span text:style-name="T5">sealed trait </text:span><text:span text:style-name="T7">Expr</text:span><text:span text:style-name="T7"><text:line-break/></text:span><text:span text:style-name="T5">case class </text:span><text:span text:style-name="T7">Const(i: Int) </text:span><text:span text:style-name="T5">extends </text:span><text:span text:style-name="T7">Expr</text:span><text:span text:style-name="T7"><text:line-break/></text:span><text:span text:style-name="T5">case class </text:span><text:span text:style-name="T7">Var(x: </text:span><text:span text:style-name="T21">String</text:span><text:span text:style-name="T7">) </text:span><text:span text:style-name="T5">extends </text:span><text:span text:style-name="T7">Expr</text:span><text:span text:style-name="T7"><text:line-break/></text:span><text:span text:style-name="T5">case class </text:span><text:span text:style-name="T7">Add(a: Expr, b: Expr) </text:span><text:span text:style-name="T5">extends </text:span><text:span text:style-name="T7">Expr</text:span><text:span text:style-name="T7"><text:line-break/></text:span><text:span text:style-name="T7"><text:line-break/></text:span><text:span text:style-name="T23">// (3 + 7) + (x + 0)</text:span><text:span text:style-name="T23"><text:line-break/></text:span><text:span text:style-name="T8">Add</text:span><text:span text:style-name="T7">(</text:span><text:span text:style-name="T8">Add</text:span><text:span text:style-name="T7">(</text:span><text:span text:style-name="T8">Const</text:span><text:span text:style-name="T7">(</text:span><text:span text:style-name="T10">3</text:span><text:span text:style-name="T7">), </text:span><text:span text:style-name="T8">Const</text:span><text:span text:style-name="T7">(</text:span><text:span text:style-name="T10">7</text:span><text:span text:style-name="T7">)), </text:span><text:span text:style-name="T8">Add</text:span><text:span text:style-name="T7">(</text:span><text:span text:style-name="T8">Var</text:span><text:span text:style-name="T7">(</text:span><text:span text:style-name="T9">"x"</text:span><text:span text:style-name="T17">), </text:span><text:span text:style-name="T18">Const</text:span><text:span text:style-name="T3">(</text:span><text:span text:style-name="T13">0</text:span><text:span text:style-name="T3">)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Aritmetické výrazy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ce <text:span text:style-name="T1">eval</text:span> na vyhodnocení výrazů:</text:p>
              </text:list-item>
            </text:list>
          </draw:text-box>
        </draw:frame>
        <draw:frame draw:style-name="gr26" draw:text-style-name="P3" draw:layer="layout" svg:width="22.2cm" svg:height="9.191cm" svg:x="1.9cm" svg:y="7.4cm">
          <draw:text-box>
            <text:p text:style-name="P2"><text:span text:style-name="T5">def </text:span><text:span text:style-name="T7">eval(e: Expr, vars: </text:span><text:span text:style-name="T21">Map</text:span><text:span text:style-name="T7">[</text:span><text:span text:style-name="T21">String</text:span><text:span text:style-name="T7">, Int]): Int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i) =&gt; i</text:span><text:span text:style-name="T7"><text:line-break/></text:span><text:span text:style-name="T7"> <text:s/></text:span><text:span text:style-name="T5">case </text:span><text:span text:style-name="T8">Var</text:span><text:span text:style-name="T7">(x) =&gt; vars(x)</text:span><text:span text:style-name="T7"><text:line-break/></text:span><text:span text:style-name="T7"> <text:s/></text:span><text:span text:style-name="T5">case </text:span><text:span text:style-name="T8">Add</text:span><text:span text:style-name="T7">(a, b) =&gt; </text:span><text:span text:style-name="T8">eval</text:span><text:span text:style-name="T7">(a, vars) + </text:span><text:span text:style-name="T8">eval</text:span><text:span text:style-name="T7">(b, vars)</text:span><text:span text:style-name="T7"><text:line-break/></text:span><text:span text:style-name="T7">}</text:span><text:span text:style-name="T7"><text:line-break/></text:span><text:span text:style-name="T7"><text:line-break/></text:span><text:span text:style-name="T23">// (3 + 7) + (x + 0)</text:span><text:span text:style-name="T23"><text:line-break/></text:span><text:span text:style-name="T5">val </text:span><text:span text:style-name="T6">e </text:span><text:span text:style-name="T7">= </text:span><text:span text:style-name="T8">Add</text:span><text:span text:style-name="T7">(</text:span><text:span text:style-name="T8">Add</text:span><text:span text:style-name="T7">(</text:span><text:span text:style-name="T8">Const</text:span><text:span text:style-name="T7">(</text:span><text:span text:style-name="T10">3</text:span><text:span text:style-name="T7">), </text:span><text:span text:style-name="T8">Const</text:span><text:span text:style-name="T7">(</text:span><text:span text:style-name="T10">7</text:span><text:span text:style-name="T7">)), </text:span><text:span text:style-name="T8">Add</text:span><text:span text:style-name="T7">(</text:span><text:span text:style-name="T8">Var</text:span><text:span text:style-name="T7">(</text:span><text:span text:style-name="T9">"x"</text:span><text:span text:style-name="T7">), </text:span><text:span text:style-name="T8">Const</text:span><text:span text:style-name="T7">(</text:span><text:span text:style-name="T10">0</text:span><text:span text:style-name="T7">)))</text:span><text:span text:style-name="T7"><text:line-break/></text:span><text:span text:style-name="T7"><text:line-break/></text:span><text:span text:style-name="T8">eval</text:span><text:span text:style-name="T7">(</text:span><text:span text:style-name="T6">e</text:span><text:span text:style-name="T7">, </text:span><text:span text:style-name="T6">Map</text:span><text:span text:style-name="T11">(</text:span><text:span text:style-name="T12">"x" </text:span><text:span text:style-name="T3">-&gt; </text:span><text:span text:style-name="T13">1</text:span><text:span text:style-name="T3">))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 je špatného na funkci <text:span text:style-name="T1">simplifyBad</text:span>, jenž zjednodušuje aritmetické výrazy?</text:p>
              </text:list-item>
            </text:list>
          </draw:text-box>
        </draw:frame>
        <draw:frame draw:style-name="gr27" draw:text-style-name="P7" draw:layer="layout" svg:width="22.4cm" svg:height="8.446cm" svg:x="1.9cm" svg:y="8.1cm">
          <draw:text-box>
            <text:p text:style-name="P2"><text:span text:style-name="T5">sealed trait </text:span><text:span text:style-name="T7">Expr</text:span><text:span text:style-name="T7"><text:line-break/></text:span><text:span text:style-name="T5">case class </text:span><text:span text:style-name="T7">Const(i: Int) </text:span><text:span text:style-name="T5">extends </text:span><text:span text:style-name="T7">Expr</text:span><text:span text:style-name="T7"><text:line-break/></text:span><text:span text:style-name="T5">case class </text:span><text:span text:style-name="T7">Var(x: </text:span><text:span text:style-name="T21">String</text:span><text:span text:style-name="T7">) </text:span><text:span text:style-name="T5">extends </text:span><text:span text:style-name="T7">Expr</text:span><text:span text:style-name="T7"><text:line-break/></text:span><text:span text:style-name="T5">case class </text:span><text:span text:style-name="T7">Add(a: Expr, b: Expr) </text:span><text:span text:style-name="T5">extends </text:span><text:span text:style-name="T7">Expr</text:span><text:span text:style-name="T7"><text:line-break/></text:span><text:span text:style-name="T7"><text:line-break/></text:span><text:span text:style-name="T5">def </text:span><text:span text:style-name="T7">simplifyBad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Bad</text:span><text:span text:style-name="T7">(x)</text:span><text:span text:style-name="T7"><text:line-break/></text:span><text:span text:style-name="T7"> <text:s/></text:span><text:span text:style-name="T5">case </text:span><text:span text:style-name="T18">Add</text:span><text:span text:style-name="T17">(</text:span><text:span text:style-name="T18">Const</text:span><text:span text:style-name="T17">(</text:span><text:span text:style-name="T19">0</text:span><text:span text:style-name="T17">), x) =&gt; </text:span><text:span text:style-name="T18">simplifyBad</text:span><text:span text:style-name="T3">(x)</text:span><text:span text:style-name="T3"><text:line-break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 je špatného na funkci <text:span text:style-name="T1">simplifyBad</text:span>, jenž zjednodušuje aritmetické výrazy?</text:p>
              </text:list-item>
            </text:list>
          </draw:text-box>
        </draw:frame>
        <draw:frame draw:style-name="gr27" draw:text-style-name="P7" draw:layer="layout" svg:width="22.4cm" svg:height="8.446cm" svg:x="1.9cm" svg:y="8.1cm">
          <draw:text-box>
            <text:p text:style-name="P2"><text:span text:style-name="T5">sealed trait </text:span><text:span text:style-name="T7">Expr</text:span><text:span text:style-name="T7"><text:line-break/></text:span><text:span text:style-name="T5">case class </text:span><text:span text:style-name="T7">Const(i: Int) </text:span><text:span text:style-name="T5">extends </text:span><text:span text:style-name="T7">Expr</text:span><text:span text:style-name="T7"><text:line-break/></text:span><text:span text:style-name="T5">case class </text:span><text:span text:style-name="T7">Var(x: </text:span><text:span text:style-name="T21">String</text:span><text:span text:style-name="T7">) </text:span><text:span text:style-name="T5">extends </text:span><text:span text:style-name="T7">Expr</text:span><text:span text:style-name="T7"><text:line-break/></text:span><text:span text:style-name="T5">case class </text:span><text:span text:style-name="T7">Add(a: Expr, b: Expr) </text:span><text:span text:style-name="T5">extends </text:span><text:span text:style-name="T7">Expr</text:span><text:span text:style-name="T7"><text:line-break/></text:span><text:span text:style-name="T7"><text:line-break/></text:span><text:span text:style-name="T5">def </text:span><text:span text:style-name="T7">simplifyBad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Bad</text:span><text:span text:style-name="T7">(x)</text:span><text:span text:style-name="T7"><text:line-break/></text:span><text:span text:style-name="T7"> <text:s/></text:span><text:span text:style-name="T5">case </text:span><text:span text:style-name="T18">Add</text:span><text:span text:style-name="T17">(</text:span><text:span text:style-name="T18">Const</text:span><text:span text:style-name="T17">(</text:span><text:span text:style-name="T19">0</text:span><text:span text:style-name="T17">), x) =&gt; </text:span><text:span text:style-name="T18">simplifyBad</text:span><text:span text:style-name="T3">(x)</text:span><text:span text:style-name="T3"><text:line-break/></text:span><text:span text:style-name="T3">}</text:span></text:p>
          </draw:text-box>
        </draw:frame>
        <draw:custom-shape draw:style-name="gr28" draw:text-style-name="P14" draw:layer="layout" svg:width="13.4cm" svg:height="1.7cm" svg:x="9cm" svg:y="17.1cm">
          <text:p text:style-name="P13">Nápověda: Na vstupu <text:span text:style-name="T1">Add(Var("x"), Var("y"))</text:span><text:line-break/>(tj. x + y) <text:span text:style-name="T1">simplifyBad</text:span> vyhodí výjimku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pověď: <text:span text:style-name="T1">simplifyBad</text:span> neumí zpracovat některé výrazy (kompilátor by ohlásil varování).</text:p>
              </text:list-item>
            </text:list>
          </draw:text-box>
        </draw:frame>
        <draw:frame draw:style-name="gr27" draw:text-style-name="P7" draw:layer="layout" svg:width="22.4cm" svg:height="8.446cm" svg:x="1.9cm" svg:y="8.1cm">
          <draw:text-box>
            <text:p text:style-name="P2"><text:span text:style-name="T5">sealed trait </text:span><text:span text:style-name="T7">Expr</text:span><text:span text:style-name="T7"><text:line-break/></text:span><text:span text:style-name="T5">case class </text:span><text:span text:style-name="T7">Const(i: Int) </text:span><text:span text:style-name="T5">extends </text:span><text:span text:style-name="T7">Expr</text:span><text:span text:style-name="T7"><text:line-break/></text:span><text:span text:style-name="T5">case class </text:span><text:span text:style-name="T7">Var(x: </text:span><text:span text:style-name="T21">String</text:span><text:span text:style-name="T7">) </text:span><text:span text:style-name="T5">extends </text:span><text:span text:style-name="T7">Expr</text:span><text:span text:style-name="T7"><text:line-break/></text:span><text:span text:style-name="T5">case class </text:span><text:span text:style-name="T7">Add(a: Expr, b: Expr) </text:span><text:span text:style-name="T5">extends </text:span><text:span text:style-name="T7">Expr</text:span><text:span text:style-name="T7"><text:line-break/></text:span><text:span text:style-name="T7"><text:line-break/></text:span><text:span text:style-name="T5">def </text:span><text:span text:style-name="T7">simplifyBad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Bad</text:span><text:span text:style-name="T7">(x)</text:span><text:span text:style-name="T7"><text:line-break/></text:span><text:span text:style-name="T7"> <text:s/></text:span><text:span text:style-name="T5">case </text:span><text:span text:style-name="T18">Add</text:span><text:span text:style-name="T17">(</text:span><text:span text:style-name="T18">Const</text:span><text:span text:style-name="T17">(</text:span><text:span text:style-name="T19">0</text:span><text:span text:style-name="T17">), x) =&gt; </text:span><text:span text:style-name="T18">simplifyBad</text:span><text:span text:style-name="T3">(x)</text:span><text:span text:style-name="T3"><text:line-break/></text:span><text:span text:style-name="T3">}</text:span></text:p>
          </draw:text-box>
        </draw:frame>
        <draw:custom-shape draw:style-name="gr28" draw:text-style-name="P14" draw:layer="layout" svg:width="13.4cm" svg:height="1.7cm" svg:x="9cm" svg:y="17.1cm">
          <text:p text:style-name="P13">Nápověda: Na vstupu <text:span text:style-name="T1">Add(Var("x"), Var("y"))</text:span><text:line-break/>(tj. x + y) <text:span text:style-name="T1">simplifyBad</text:span> vyhodí výjimku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 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ce pro zjednodušování výrazů:</text:p>
              </text:list-item>
            </text:list>
          </draw:text-box>
        </draw:frame>
        <draw:frame draw:style-name="gr9" draw:text-style-name="P3" draw:layer="layout" svg:width="22.4cm" svg:height="6.211cm" svg:x="1.9cm" svg:y="6.6cm">
          <draw:text-box>
            <text:p text:style-name="P2"><text:span text:style-name="T5">def </text:span><text:span text:style-name="T7">simplify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</text:span><text:span text:style-name="T7">(x)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</text:span><text:span text:style-name="T10">0</text:span><text:span text:style-name="T7">), x) =&gt; </text:span><text:span text:style-name="T8">simplify</text:span><text:span text:style-name="T7">(x)</text:span><text:span text:style-name="T7"><text:line-break/></text:span><text:span text:style-name="T7"> <text:s/></text:span><text:span text:style-name="T5">case </text:span><text:span text:style-name="T18">Add</text:span><text:span text:style-name="T17">(x, y) =&gt; </text:span><text:span text:style-name="T22">/* doplň */</text:span><text:span text:style-name="T22"><text:line-break/></text:span><text:span text:style-name="T3">}</text:span><text:span text:style-name="T3"><text:line-break/></text:span><text:span text:style-name="T3"/></text:p>
          </draw:text-box>
        </draw:frame>
        <draw:frame draw:style-name="gr3" draw:text-style-name="P3" draw:layer="layout" svg:width="8.9cm" svg:height="3.976cm" svg:x="3cm" svg:y="16.5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7">sy = </text:span><text:span text:style-name="T8">simplify</text:span><text:span text:style-name="T7">(y)</text:span><text:span text:style-name="T7"><text:line-break/></text:span><text:span text:style-name="T5">if </text:span><text:span text:style-name="T7">(x != sx || y != sy)</text:span><text:span text:style-name="T7"><text:line-break/></text:span><text:span text:style-name="T7"> <text:s/></text:span><text:span text:style-name="T8">simplify</text:span><text:span text:style-name="T7">(</text:span><text:span text:style-name="T8">Add</text:span><text:span text:style-name="T11">(sx, sy))</text:span><text:span text:style-name="T11"><text:line-break/></text:span><text:span text:style-name="T2">else </text:span><text:span text:style-name="T3">e</text:span></text:p>
          </draw:text-box>
        </draw:frame>
        <draw:frame draw:style-name="gr2" draw:text-style-name="P3" draw:layer="layout" svg:width="7.2cm" svg:height="0.996cm" svg:x="3cm" svg:y="13.2cm">
          <draw:text-box>
            <text:p text:style-name="P2"><text:span text:style-name="T32">simplify</text:span><text:span text:style-name="T33">(</text:span><text:span text:style-name="T32">Add</text:span><text:span text:style-name="T34">(x, y))</text:span></text:p>
          </draw:text-box>
        </draw:frame>
        <draw:frame draw:style-name="gr8" draw:text-style-name="P3" draw:layer="layout" svg:width="7.8cm" svg:height="2.486cm" svg:x="14.2cm" svg:y="13.2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17">sy = </text:span><text:span text:style-name="T18">simplify</text:span><text:span text:style-name="T17">(y)</text:span><text:span text:style-name="T17"><text:line-break/></text:span><text:span text:style-name="T18">Add</text:span><text:span text:style-name="T3">(sx, sy)</text:span></text:p>
          </draw:text-box>
        </draw:frame>
        <draw:frame draw:style-name="gr8" draw:text-style-name="P3" draw:layer="layout" svg:width="7.8cm" svg:height="2.486cm" svg:x="14.2cm" svg:y="16.5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17">sy = </text:span><text:span text:style-name="T18">simplify</text:span><text:span text:style-name="T17">(y)</text:span><text:span text:style-name="T17"><text:line-break/></text:span><text:span text:style-name="T18">simplify</text:span><text:span text:style-name="T17">(</text:span><text:span text:style-name="T18">Add</text:span><text:span text:style-name="T3">(sx, sy))</text:span></text:p>
          </draw:text-box>
        </draw:frame>
        <draw:custom-shape draw:style-name="gr29" draw:text-style-name="P15" draw:layer="layout" svg:width="1.2cm" svg:height="1.2cm" svg:x="1.4cm" svg:y="13.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.401cm" svg:y="16.401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2.401cm" svg:y="13.101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2.402cm" svg:y="16.402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5.3cm" svg:height="1.1cm" svg:x="13.4cm" svg:y="10.9cm">
          <text:p text:style-name="P4">A, B, C nebo 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 (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ce pro zjednodušování výrazů:</text:p>
              </text:list-item>
            </text:list>
          </draw:text-box>
        </draw:frame>
        <draw:frame draw:style-name="gr9" draw:text-style-name="P3" draw:layer="layout" svg:width="22.4cm" svg:height="6.211cm" svg:x="1.9cm" svg:y="6.6cm">
          <draw:text-box>
            <text:p text:style-name="P2"><text:span text:style-name="T5">def </text:span><text:span text:style-name="T7">simplify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</text:span><text:span text:style-name="T7">(x)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</text:span><text:span text:style-name="T10">0</text:span><text:span text:style-name="T7">), x) =&gt; </text:span><text:span text:style-name="T8">simplify</text:span><text:span text:style-name="T7">(x)</text:span><text:span text:style-name="T7"><text:line-break/></text:span><text:span text:style-name="T7"> <text:s/></text:span><text:span text:style-name="T5">case </text:span><text:span text:style-name="T18">Add</text:span><text:span text:style-name="T17">(x, y) =&gt; </text:span><text:span text:style-name="T22">/* doplň */</text:span><text:span text:style-name="T22"><text:line-break/></text:span><text:span text:style-name="T3">}</text:span><text:span text:style-name="T3"><text:line-break/></text:span><text:span text:style-name="T3"/></text:p>
          </draw:text-box>
        </draw:frame>
        <draw:frame draw:style-name="gr3" draw:text-style-name="P3" draw:layer="layout" svg:width="8.9cm" svg:height="3.976cm" svg:x="3cm" svg:y="16.5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7">sy = </text:span><text:span text:style-name="T8">simplify</text:span><text:span text:style-name="T7">(y)</text:span><text:span text:style-name="T7"><text:line-break/></text:span><text:span text:style-name="T5">if </text:span><text:span text:style-name="T7">(x != sx || y != sy)</text:span><text:span text:style-name="T7"><text:line-break/></text:span><text:span text:style-name="T7"> <text:s/></text:span><text:span text:style-name="T8">simplify</text:span><text:span text:style-name="T7">(</text:span><text:span text:style-name="T8">Add</text:span><text:span text:style-name="T11">(sx, sy))</text:span><text:span text:style-name="T11"><text:line-break/></text:span><text:span text:style-name="T2">else </text:span><text:span text:style-name="T3">e</text:span></text:p>
          </draw:text-box>
        </draw:frame>
        <draw:frame draw:style-name="gr2" draw:text-style-name="P3" draw:layer="layout" svg:width="7.2cm" svg:height="0.996cm" svg:x="3cm" svg:y="13.2cm">
          <draw:text-box>
            <text:p text:style-name="P2"><text:span text:style-name="T32">simplify</text:span><text:span text:style-name="T33">(</text:span><text:span text:style-name="T32">Add</text:span><text:span text:style-name="T34">(x, y))</text:span></text:p>
          </draw:text-box>
        </draw:frame>
        <draw:frame draw:style-name="gr8" draw:text-style-name="P3" draw:layer="layout" svg:width="7.8cm" svg:height="2.486cm" svg:x="14.2cm" svg:y="13.2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17">sy = </text:span><text:span text:style-name="T18">simplify</text:span><text:span text:style-name="T17">(y)</text:span><text:span text:style-name="T17"><text:line-break/></text:span><text:span text:style-name="T18">Add</text:span><text:span text:style-name="T3">(sx, sy)</text:span></text:p>
          </draw:text-box>
        </draw:frame>
        <draw:frame draw:style-name="gr8" draw:text-style-name="P3" draw:layer="layout" svg:width="7.8cm" svg:height="2.486cm" svg:x="14.2cm" svg:y="16.5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17">sy = </text:span><text:span text:style-name="T18">simplify</text:span><text:span text:style-name="T17">(y)</text:span><text:span text:style-name="T17"><text:line-break/></text:span><text:span text:style-name="T18">simplify</text:span><text:span text:style-name="T17">(</text:span><text:span text:style-name="T18">Add</text:span><text:span text:style-name="T3">(sx, sy))</text:span></text:p>
          </draw:text-box>
        </draw:frame>
        <draw:custom-shape draw:style-name="gr29" draw:text-style-name="P15" draw:layer="layout" svg:width="1.2cm" svg:height="1.2cm" svg:x="1.4cm" svg:y="13.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.401cm" svg:y="16.401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2.401cm" svg:y="13.101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2.402cm" svg:y="16.402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3.2cm" svg:y1="12.811cm" svg:x2="9.4cm" svg:y2="14.6cm">
          <text:p/>
        </draw:line>
        <draw:line draw:style-name="gr31" draw:text-style-name="P6" draw:layer="layout" svg:x1="3.2cm" svg:y1="14.6cm" svg:x2="9.4cm" svg:y2="12.811cm">
          <text:p/>
        </draw:line>
        <draw:line draw:style-name="gr31" draw:text-style-name="P6" draw:layer="layout" svg:x1="14.2cm" svg:y1="13.4cm" svg:x2="21.4cm" svg:y2="15.686cm">
          <text:p/>
        </draw:line>
        <draw:line draw:style-name="gr31" draw:text-style-name="P6" draw:layer="layout" svg:x1="14.2cm" svg:y1="15.686cm" svg:x2="21.4cm" svg:y2="13.4cm">
          <text:p/>
        </draw:line>
        <draw:line draw:style-name="gr31" draw:text-style-name="P6" draw:layer="layout" svg:x1="14.2cm" svg:y1="16.7cm" svg:x2="21.4cm" svg:y2="18.986cm">
          <text:p/>
        </draw:line>
        <draw:line draw:style-name="gr31" draw:text-style-name="P6" draw:layer="layout" svg:x1="14.2cm" svg:y1="18.986cm" svg:x2="21.4cm" svg:y2="16.7cm">
          <text:p/>
        </draw:line>
        <draw:custom-shape draw:style-name="gr32" draw:text-style-name="P5" draw:layer="layout" svg:width="7.7cm" svg:height="1.1cm" svg:x="4.5cm" svg:y="11.5cm">
          <text:p text:style-name="P4">Na vstupu x + y neskončí.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1.9cm" svg:height="1.1cm" svg:x="14.9cm" svg:y="11.5cm">
          <text:p text:style-name="P4">(1 + 2) + 3 zjednoduší pouze na 3 + 3.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8.3cm" svg:height="1.1cm" svg:x="17.5cm" svg:y="19.3cm">
          <text:p text:style-name="P4">Na vstupu x + y neskončí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racení chy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ativou k výjimkám je signalizovat chybu pomocí návratové hodnoty.</text:p>
              </text:list-item>
              <text:list-item>
                <text:p>Standardní knihovna obsahuje typy <text:span text:style-name="T1">Either</text:span> a <text:span text:style-name="T1">Option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ď (<text:span text:style-name="T1">Either</text:span>) je vše v pořádku (<text:span text:style-name="T1">Right</text:span>) nebo nastala chyba (<text:span text:style-name="T1">Left</text:span>):</text:p>
              </text:list-item>
            </text:list>
          </draw:text-box>
        </draw:frame>
        <draw:frame draw:style-name="gr35" draw:text-style-name="P3" draw:layer="layout" svg:width="24.8cm" svg:height="13.2cm" svg:x="1.9cm" svg:y="7.6cm">
          <draw:text-box>
            <text:p text:style-name="P2"><text:span text:style-name="T5">sealed trait </text:span><text:span text:style-name="T7">Either[</text:span><text:span text:style-name="T21">+L</text:span><text:span text:style-name="T7">, </text:span><text:span text:style-name="T21">+R</text:span><text:span text:style-name="T7">]</text:span><text:span text:style-name="T7"><text:line-break/></text:span><text:span text:style-name="T5">case class </text:span><text:span text:style-name="T7">Right[</text:span><text:span text:style-name="T21">R</text:span><text:span text:style-name="T7">](r: </text:span><text:span text:style-name="T21">R</text:span><text:span text:style-name="T7">) </text:span><text:span text:style-name="T5">extends </text:span><text:span text:style-name="T7">Either[Nothing, </text:span><text:span text:style-name="T21">R</text:span><text:span text:style-name="T7">]</text:span><text:span text:style-name="T7"><text:line-break/></text:span><text:span text:style-name="T5">case class </text:span><text:span text:style-name="T7">Left[</text:span><text:span text:style-name="T21">L</text:span><text:span text:style-name="T7">](l: </text:span><text:span text:style-name="T21">L</text:span><text:span text:style-name="T7">) </text:span><text:span text:style-name="T5">extends </text:span><text:span text:style-name="T7">Either[</text:span><text:span text:style-name="T21">L</text:span><text:span text:style-name="T7">, Nothing]</text:span><text:span text:style-name="T7"><text:line-break/></text:span><text:span text:style-name="T7"><text:line-break/></text:span><text:span text:style-name="T23">// Vrací první prvek seznamu nebo chybové hlášení.</text:span><text:span text:style-name="T23"><text:line-break/></text:span><text:span text:style-name="T5">def </text:span><text:span text:style-name="T7">prvniPrvek[</text:span><text:span text:style-name="T21">T</text:span><text:span text:style-name="T7">](xs: </text:span><text:span text:style-name="T21">List</text:span><text:span text:style-name="T7">[</text:span><text:span text:style-name="T21">T</text:span><text:span text:style-name="T7">]): Either[</text:span><text:span text:style-name="T21">String</text:span><text:span text:style-name="T7">, </text:span><text:span text:style-name="T21">T</text:span><text:span text:style-name="T7">] =</text:span><text:span text:style-name="T7"><text:line-break/></text:span><text:span text:style-name="T7"> <text:s/>xs </text:span><text:span text:style-name="T5">match </text:span><text:span text:style-name="T7">{</text:span><text:span text:style-name="T7"><text:line-break/></text:span><text:span text:style-name="T7"> <text:s text:c="3"/></text:span><text:span text:style-name="T5">case </text:span><text:span text:style-name="T7">List() =&gt; </text:span><text:span text:style-name="T8">Left</text:span><text:span text:style-name="T7">(</text:span><text:span text:style-name="T9">"Seznam je prázdný - nemá první prvek!"</text:span><text:span text:style-name="T7">)</text:span><text:span text:style-name="T7"><text:line-break/></text:span><text:span text:style-name="T7"> <text:s text:c="3"/></text:span><text:span text:style-name="T5">case </text:span><text:span text:style-name="T7">List(x, _*) =&gt; </text:span><text:span text:style-name="T8">Right</text:span><text:span text:style-name="T7">(x)</text:span><text:span text:style-name="T7"><text:line-break/></text:span><text:span text:style-name="T7"> <text:s/>}</text:span><text:span text:style-name="T7"><text:line-break/></text:span><text:span text:style-name="T7"><text:line-break/></text:span><text:span text:style-name="T23">// Implementace pomocí výjimek (pro srovnání).</text:span><text:span text:style-name="T23"><text:line-break/></text:span><text:span text:style-name="T5">def </text:span><text:span text:style-name="T7">prvniPrvekExn[</text:span><text:span text:style-name="T21">T</text:span><text:span text:style-name="T7">](xs: </text:span><text:span text:style-name="T21">List</text:span><text:span text:style-name="T7">[</text:span><text:span text:style-name="T21">T</text:span><text:span text:style-name="T7">]): </text:span><text:span text:style-name="T21">T </text:span><text:span text:style-name="T7">=</text:span><text:span text:style-name="T7"><text:line-break/></text:span><text:span text:style-name="T7"> <text:s/>xs </text:span><text:span text:style-name="T5">match </text:span><text:span text:style-name="T7">{</text:span><text:span text:style-name="T7"><text:line-break/></text:span><text:span text:style-name="T7"> <text:s text:c="3"/></text:span><text:span text:style-name="T5">case </text:span><text:span text:style-name="T7">List() =&gt; sys.</text:span><text:span text:style-name="T8">error</text:span><text:span text:style-name="T11">(</text:span><text:span text:style-name="T12">"Seznam je prázdný - nemá první prvek!"</text:span><text:span text:style-name="T11">)</text:span><text:span text:style-name="T11"><text:line-break/></text:span><text:span text:style-name="T11"> <text:s text:c="3"/></text:span><text:span text:style-name="T2">case </text:span><text:span text:style-name="T3">List(x, _*) =&gt; x</text:span><text:span text:style-name="T3"><text:line-break/></text:span><text:span text:style-name="T3"> <text:s/>}</text:span></text:p>
          </draw:text-box>
        </draw:frame>
        <draw:custom-shape draw:style-name="gr36" draw:text-style-name="P5" draw:layer="layout" svg:width="6.6cm" svg:height="2.4cm" svg:x="20.4cm" svg:y="9cm">
          <text:p text:style-name="P4">Při chybě bude<text:line-break/>vrácen řetězec, jinak<text:line-break/>hodnota typu <text:span text:style-name="T1">T</text:span>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4cm" svg:y1="10.6cm" svg:x2="19.2cm" svg:y2="11.6cm">
          <text:p/>
        </draw:line>
        <draw:custom-shape draw:style-name="gr37" draw:text-style-name="P5" draw:layer="layout" svg:width="8.2cm" svg:height="1.1cm" svg:x="13.4cm" svg:y="19.5cm">
          <text:p text:style-name="P4">Vyhodí <text:span text:style-name="T1">RuntimeException</text:span>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4cm" svg:y1="20cm" svg:x2="11.4cm" svg:y2="19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 <text:span text:style-name="T1">Option</text:span> použijeme, pokud nás nezajímají podrobnosti o chybě:</text:p>
              </text:list-item>
            </text:list>
          </draw:text-box>
        </draw:frame>
        <draw:frame draw:style-name="gr38" draw:text-style-name="P7" draw:layer="layout" svg:width="21.8cm" svg:height="9.936cm" svg:x="1.9cm" svg:y="9.6cm">
          <draw:text-box>
            <text:p text:style-name="P2"><text:span text:style-name="T5">sealed trait </text:span><text:span text:style-name="T7">Option[</text:span><text:span text:style-name="T21">+T</text:span><text:span text:style-name="T7">]</text:span><text:span text:style-name="T7"><text:line-break/></text:span><text:span text:style-name="T5">case class </text:span><text:span text:style-name="T7">Some[</text:span><text:span text:style-name="T21">T</text:span><text:span text:style-name="T7">](a: </text:span><text:span text:style-name="T21">T</text:span><text:span text:style-name="T7">) </text:span><text:span text:style-name="T5">extends </text:span><text:span text:style-name="T7">Option[</text:span><text:span text:style-name="T21">T</text:span><text:span text:style-name="T7">]</text:span><text:span text:style-name="T7"><text:line-break/></text:span><text:span text:style-name="T5">case object </text:span><text:span text:style-name="T7">None </text:span><text:span text:style-name="T5">extends </text:span><text:span text:style-name="T7">Option[Nothing]</text:span><text:span text:style-name="T7"><text:line-break/></text:span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<text:line-break/></text:span><text:span text:style-name="T5">def </text:span><text:span text:style-name="T7">prvniPrvek[</text:span><text:span text:style-name="T21">T</text:span><text:span text:style-name="T7">](xs: </text:span><text:span text:style-name="T21">List</text:span><text:span text:style-name="T7">[</text:span><text:span text:style-name="T21">T</text:span><text:span text:style-name="T7">]): Option[</text:span><text:span text:style-name="T21">T</text:span><text:span text:style-name="T7">] =</text:span><text:span text:style-name="T7"><text:line-break/></text:span><text:span text:style-name="T7"> <text:s/>xs </text:span><text:span text:style-name="T5">match </text:span><text:span text:style-name="T7">{</text:span><text:span text:style-name="T7"><text:line-break/></text:span><text:span text:style-name="T7"> <text:s text:c="3"/></text:span><text:span text:style-name="T5">case </text:span><text:span text:style-name="T7">List() =&gt; None</text:span><text:span text:style-name="T7"><text:line-break/></text:span><text:span text:style-name="T7"> <text:s text:c="3"/></text:span><text:span text:style-name="T5">case </text:span><text:span text:style-name="T17">List(x, _*) =&gt; </text:span><text:span text:style-name="T18">Some</text:span><text:span text:style-name="T3">(x)</text:span><text:span text:style-name="T3"><text:line-break/></text:span><text:span text:style-name="T3"> <text:s/>}</text:span></text:p>
          </draw:text-box>
        </draw:frame>
        <draw:custom-shape draw:style-name="gr39" draw:text-style-name="P5" draw:layer="layout" svg:width="13.6cm" svg:height="1.8cm" svg:x="11.6cm" svg:y="8.2cm">
          <text:p text:style-name="P13"><text:span text:style-name="T1">None</text:span> = žádný výsledek se nepodařilo spočítat.<text:line-break/><text:span text:style-name="T1">Some</text:span> = nějaký výsledek se podařilo spočítat.</text:p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3.6cm" svg:height="1.114cm" svg:x="13.8cm" svg:y="3.6cm">
          <text:p text:style-name="P4"><text:span text:style-name="T1">Option</text:span> se také používá jako náhrada za <text:span text:style-name="T1">null</text:span>.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3.8cm" svg:height="1.114cm" svg:x="4.1cm" svg:y="13.7cm">
          <text:p text:style-name="P4">Ve skutečnosti bychom použili <text:span text:style-name="T1">xs.headOption</text:span>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2cm" svg:y1="14.814cm" svg:x2="5.2cm" svg:y2="15.6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ýhody Option/Ei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 typu je vidět, že funkce může selhat.</text:p>
                <text:list>
                  <text:list-item>
                    <text:p>Scala nemá checked exceptions.</text:p>
                  </text:list-item>
                </text:list>
              </text:list-item>
              <text:list-item>
                <text:p>Rychlé, když nastává mnoho chyb.</text:p>
                <text:list>
                  <text:list-item>
                    <text:p>Vyhození + chycení výjimky je pomalejší než vrácení + otestování <text:span text:style-name="T1">None</text:span> (pod JVM).</text:p>
                  </text:list-item>
                </text:list>
              </text:list-item>
              <text:list-item>
                <text:p>Funkce pro kombinování hodnot typu <text:span text:style-name="T1">Option[T]</text:span>:</text:p>
              </text:list-item>
            </text:list>
          </draw:text-box>
        </draw:frame>
        <draw:frame draw:style-name="gr3" draw:text-style-name="P7" draw:layer="layout" svg:width="11.8cm" svg:height="3.976cm" svg:x="2.2cm" svg:y="15.4cm">
          <draw:text-box>
            <text:p text:style-name="P2"><text:span text:style-name="T5">for </text:span><text:span text:style-name="T7">{</text:span><text:span text:style-name="T7"><text:line-break/></text:span><text:span text:style-name="T7"> <text:s/>x &lt;- </text:span><text:span text:style-name="T6">xs</text:span><text:span text:style-name="T7">.headOption</text:span><text:span text:style-name="T7"><text:line-break/></text:span><text:span text:style-name="T7"> <text:s/>y &lt;- </text:span><text:span text:style-name="T6">ys</text:span><text:span text:style-name="T7">.headOption</text:span><text:span text:style-name="T7"><text:line-break/></text:span><text:span text:style-name="T7"> <text:s/>z &lt;- </text:span><text:span text:style-name="T6">zs</text:span><text:span text:style-name="T11">.headOption</text:span><text:span text:style-name="T11"><text:line-break/></text:span><text:span text:style-name="T11">} </text:span><text:span text:style-name="T2">yield </text:span><text:span text:style-name="T3">x + y + z</text:span></text:p>
          </draw:text-box>
        </draw:frame>
        <draw:custom-shape draw:style-name="gr42" draw:text-style-name="P14" draw:layer="layout" svg:width="14.6cm" svg:height="2.7cm" svg:x="11.1cm" svg:y="16.1cm">
          <text:p text:style-name="P13">Pokud jsou všechny 3 sekvence neprázdné,<text:line-break/>vrátí součet prvních prvků (zabalený uvnitř <text:span text:style-name="T1">Some</text:span>),<text:line-break/>jinak vrátí <text:span text:style-name="T1">None</text:span>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ní konver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eciální funkce, které kompilátor automaticky doplní do kódu, aby kód prošel typovou kontrolou.</text:p>
                <text:list>
                  <text:list-item>
                    <text:p>Aplikace: „Přidávání“ metod ke třídá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„Přidávání“ metod ke třídá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tring</text:span> (třída z Javy) nemá metodu <text:span text:style-name="T1">toInt</text:span>, přesto můžeme psát:</text:p>
                <text:p/>
              </text:list-item>
              <text:list-item>
                <text:p>Aby se výraz přeložil, doplní kompilátor volání funkce <text:span text:style-name="T1">augmentString</text:span>:</text:p>
                <text:p/>
              </text:list-item>
              <text:list-item>
                <text:p><text:span text:style-name="T1">augmentString</text:span> zabalí řetězec do třídy <text:span text:style-name="T1">StringOps</text:span>, která již metodu <text:span text:style-name="T1">toInt</text:span> má.</text:p>
              </text:list-item>
            </text:list>
          </draw:text-box>
        </draw:frame>
        <draw:frame draw:style-name="gr2" draw:text-style-name="P7" draw:layer="layout" svg:width="10.6cm" svg:height="0.996cm" svg:x="1.9cm" svg:y="8.1cm">
          <draw:text-box>
            <text:p text:style-name="P2"><text:span text:style-name="T12">"5"</text:span><text:span text:style-name="T3">.toInt</text:span></text:p>
          </draw:text-box>
        </draw:frame>
        <draw:frame draw:style-name="gr2" draw:text-style-name="P7" draw:layer="layout" svg:width="10.8cm" svg:height="0.996cm" svg:x="1.9cm" svg:y="12.9cm">
          <draw:text-box>
            <text:p text:style-name="P2"><text:span text:style-name="T14">augmentString</text:span><text:span text:style-name="T35">(</text:span><text:span text:style-name="T12">"5"</text:span><text:span text:style-name="T3">).toInt</text:span></text:p>
          </draw:text-box>
        </draw:frame>
        <draw:custom-shape draw:style-name="gr43" draw:text-style-name="P14" draw:layer="layout" svg:width="19.8cm" svg:height="2.514cm" svg:x="3.6cm" svg:y="17.6cm">
          <text:p text:style-name="P13"><text:span text:style-name="T1">StringOps</text:span> má celou řadu užitečných metod: <text:span text:style-name="T1">lines</text:span> (rozdělí řetězec<text:line-break/>na řádky), <text:span text:style-name="T1">r</text:span> (převede řetězec na regulární výraz), <text:span text:style-name="T1">*</text:span> (jako v Pythonu),<text:line-break/>metody známé ze sekvencí (<text:span text:style-name="T1">head</text:span>, <text:span text:style-name="T1">drop</text:span>, <text:span text:style-name="T1">take</text:span>, <text:span text:style-name="T1">reverse</text:span>, …), …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„Přidání“ metody isOd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řídě <text:span text:style-name="T1">Int</text:span> „přidáme“ metodu <text:span text:style-name="T1">isOdd</text:span> určující, zda je číslo liché:</text:p>
              </text:list-item>
            </text:list>
          </draw:text-box>
        </draw:frame>
        <draw:frame draw:style-name="gr38" draw:text-style-name="P3" draw:layer="layout" svg:width="18.2cm" svg:height="9.936cm" svg:x="2.4cm" svg:y="9.1cm">
          <draw:text-box>
            <text:p text:style-name="P2"><text:span text:style-name="T5">case class </text:span><text:span text:style-name="T7">IntExtensions(i: Int) {</text:span><text:span text:style-name="T7"><text:line-break/></text:span><text:span text:style-name="T7"> <text:s/></text:span><text:span text:style-name="T5">def </text:span><text:span text:style-name="T7">isOdd = i % </text:span><text:span text:style-name="T10">2 </text:span><text:span text:style-name="T7">!= </text:span><text:span text:style-name="T10">0</text:span><text:span text:style-name="T10"><text:line-break/></text:span><text:span text:style-name="T7">}</text:span><text:span text:style-name="T7"><text:line-break/></text:span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<text:line-break/></text:span><text:span text:style-name="T5">implicit def </text:span><text:span text:style-name="T17">augmentInt(i: Int) = </text:span><text:span text:style-name="T18">IntExtensions</text:span><text:span text:style-name="T3">(i)</text:span><text:span text:style-name="T3"><text:line-break/></text:span><text:span text:style-name="T3"/></text:p>
            <text:p text:style-name="P2"><text:span text:style-name="T3"/></text:p>
            <text:p text:style-name="P2"><text:span text:style-name="T3"><text:line-break/></text:span><text:span text:style-name="T13">3</text:span><text:span text:style-name="T3">.isOdd</text:span><text:span text:style-name="T3"><text:line-break/></text:span><text:span text:style-name="T13">4</text:span><text:span text:style-name="T3">.isOdd</text:span></text:p>
          </draw:text-box>
        </draw:frame>
        <draw:custom-shape draw:style-name="gr44" draw:text-style-name="P5" draw:layer="layout" svg:width="15.6cm" svg:height="1.4cm" svg:x="8cm" svg:y="7.7cm">
          <text:p text:style-name="P4">Napřed si připravíme třídu, jenž má potřebné metody.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5.6cm" svg:height="3.1cm" svg:x="8cm" svg:y="11.3cm">
          <text:p text:style-name="P13">Poté vytvoříme funkci, která <text:span text:style-name="T1">Int</text:span> zabalí do naší třídy.</text:p>
          <text:p text:style-name="P13"/>
          <text:p text:style-name="P13">Klíčové slovo <text:span text:style-name="T1">implicit</text:span> umožňuje kompilátoru použít<text:line-break/>funkci jako implicitní konverzi.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13.2cm" svg:height="1.3cm" svg:x="6.6cm" svg:y="17.9cm">
          <text:p text:style-name="P4">Ve skutečnosti se volá <text:span text:style-name="T1">augmentInt(4).isOdd</text:span>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6cm" svg:y1="18.6cm" svg:x2="5.2cm" svg:y2="18.6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„Přidání“ metody isOdd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zvykem psát:</text:p>
              </text:list-item>
            </text:list>
          </draw:text-box>
        </draw:frame>
        <draw:frame draw:style-name="gr25" draw:text-style-name="P7" draw:layer="layout" svg:width="22cm" svg:height="5.466cm" svg:x="1.6cm" svg:y="9.8cm">
          <draw:text-box>
            <text:p text:style-name="P2"><text:span text:style-name="T2">implicit class </text:span><text:span text:style-name="T11">IntExtensions(</text:span><text:span text:style-name="T2">val </text:span><text:span text:style-name="T11">i: Int) </text:span><text:span text:style-name="T2">extends </text:span><text:span text:style-name="T11">AnyVal {</text:span><text:span text:style-name="T11"><text:line-break/></text:span><text:span text:style-name="T11"> <text:s/></text:span><text:span text:style-name="T2">def </text:span><text:span text:style-name="T3">isOdd = i % </text:span><text:span text:style-name="T13">2 </text:span><text:span text:style-name="T3">!= </text:span><text:span text:style-name="T13">0</text:span><text:span text:style-name="T13"><text:line-break/></text:span><text:span text:style-name="T3">}</text:span><text:span text:style-name="T3"><text:line-break/></text:span><text:span text:style-name="T3"><text:line-break/></text:span><text:span text:style-name="T13">3</text:span><text:span text:style-name="T3">.isOdd</text:span><text:span text:style-name="T3"><text:line-break/></text:span><text:span text:style-name="T13">4</text:span><text:span text:style-name="T3">.isOdd</text:span><text:span text:style-name="T3"><text:line-break/></text:span><text:span text:style-name="T3"/></text:p>
          </draw:text-box>
        </draw:frame>
        <draw:custom-shape draw:style-name="gr47" draw:text-style-name="P5" draw:layer="layout" svg:width="17.8cm" svg:height="1.3cm" svg:x="3.2cm" svg:y="7.5cm">
          <text:p text:style-name="P4">Implicitní třída – definice třídy a implicitní konverze v jednom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9cm" svg:y1="8.8cm" svg:x2="3.9cm" svg:y2="9.9cm">
          <text:p/>
        </draw:line>
        <draw:custom-shape draw:style-name="gr48" draw:text-style-name="P5" draw:layer="layout" svg:width="12cm" svg:height="1.666cm" svg:x="14cm" svg:y="11.8cm">
          <text:p text:style-name="P4">Hodnotová třída – kompilátor ji eliminuje<text:line-break/>(po kompilaci nebude třída existovat)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.8cm" svg:y1="11.8cm" svg:x2="19.8cm" svg:y2="10.8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ní parame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a umí doplnit chybějící argumenty.</text:p>
                <text:list>
                  <text:list-item>
                    <text:p>Doplňuje se dle typu (ne dle jména parametru):</text:p>
                  </text:list-item>
                </text:list>
              </text:list-item>
            </text:list>
          </draw:text-box>
        </draw:frame>
        <draw:frame draw:style-name="gr27" draw:text-style-name="P7" draw:layer="layout" svg:width="22cm" svg:height="8.446cm" svg:x="1.9cm" svg:y="10.3cm">
          <draw:text-box>
            <text:p text:style-name="P2"><text:span text:style-name="T5">def </text:span><text:span text:style-name="T7">myFunction(a: Int)(</text:span><text:span text:style-name="T5">implicit </text:span><text:span text:style-name="T7">b: Int, c: </text:span><text:span text:style-name="T21">String</text:span><text:span text:style-name="T7">) =</text:span><text:span text:style-name="T7"><text:line-break/></text:span><text:span text:style-name="T7"> <text:s/></text:span><text:span text:style-name="T8">println</text:span><text:span text:style-name="T7">(</text:span><text:span text:style-name="T9">s"a = </text:span><text:span text:style-name="T16">$</text:span><text:span text:style-name="T7">a</text:span><text:span text:style-name="T9">, b = </text:span><text:span text:style-name="T16">$</text:span><text:span text:style-name="T7">b</text:span><text:span text:style-name="T9">, c = </text:span><text:span text:style-name="T16">$</text:span><text:span text:style-name="T7">c</text:span><text:span text:style-name="T9">"</text:span><text:span text:style-name="T7">)</text:span><text:span text:style-name="T7"><text:line-break/></text:span><text:span text:style-name="T7"><text:line-break/></text:span><text:span text:style-name="T5">implicit val </text:span><text:span text:style-name="T6">x </text:span><text:span text:style-name="T7">= </text:span><text:span text:style-name="T10">3</text:span><text:span text:style-name="T10"><text:line-break/></text:span><text:span text:style-name="T5">implicit val </text:span><text:span text:style-name="T6">y </text:span><text:span text:style-name="T7">= </text:span><text:span text:style-name="T9">"Ahoj"</text:span><text:span text:style-name="T9"><text:line-break/></text:span><text:span text:style-name="T9"/></text:p>
            <text:p text:style-name="P2"><text:span text:style-name="T9"><text:line-break/></text:span><text:span text:style-name="T18">myFunction</text:span><text:span text:style-name="T17">(</text:span><text:span text:style-name="T19">3</text:span><text:span text:style-name="T17">)</text:span><text:span text:style-name="T17"><text:line-break/></text:span><text:span text:style-name="T17"/></text:p>
            <text:p text:style-name="P2"><text:span text:style-name="T17"><text:line-break/></text:span><text:span text:style-name="T18">myFunction</text:span><text:span text:style-name="T17">(</text:span><text:span text:style-name="T19">3</text:span><text:span text:style-name="T17">)(</text:span><text:span text:style-name="T24">x</text:span><text:span text:style-name="T17">, </text:span><text:span text:style-name="T24">y</text:span><text:span text:style-name="T3">)</text:span></text:p>
          </draw:text-box>
        </draw:frame>
        <draw:custom-shape draw:style-name="gr49" draw:text-style-name="P5" draw:layer="layout" svg:width="6.4cm" svg:height="1.066cm" svg:x="12.2cm" svg:y="8.434cm">
          <text:p text:style-name="P4">Implicitní parametry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4cm" svg:y1="9.5cm" svg:x2="13.4cm" svg:y2="10.4cm">
          <text:p/>
        </draw:line>
        <draw:line draw:style-name="gr6" draw:text-style-name="P6" draw:layer="layout" svg:x1="16.2cm" svg:y1="9.5cm" svg:x2="16.2cm" svg:y2="10.4cm">
          <text:p/>
        </draw:line>
        <draw:custom-shape draw:style-name="gr50" draw:text-style-name="P5" draw:layer="layout" svg:width="4.4cm" svg:height="1.066cm" svg:x="8.8cm" svg:y="15.8cm">
          <text:p text:style-name="P4">Dělají totéž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8cm" svg:y1="16.4cm" svg:x2="6.8cm" svg:y2="16cm">
          <text:p/>
        </draw:line>
        <draw:line draw:style-name="gr6" draw:text-style-name="P6" draw:layer="layout" svg:x1="8.8cm" svg:y1="16.4cm" svg:x2="6.8cm" svg:y2="17.8cm">
          <text:p/>
        </draw:line>
        <draw:custom-shape draw:style-name="gr51" draw:text-style-name="P5" draw:layer="layout" svg:width="17.2cm" svg:height="1.766cm" svg:x="10.4cm" svg:y="12.5cm">
          <text:p text:style-name="P4">Jako argumenty budou doplňovány pouze implicitní hodnoty<text:line-break/>(bez klíčového slova <text:span text:style-name="T1">implicit</text:span> to nebude fungovat)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 čemu je to dobré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 knihovnách bývá třídící funkce, která jako parametr bere funkci pro porovnávání:</text:p>
                <text:p/>
              </text:list-item>
              <text:list-item>
                <text:p>S pomocí implicitních parametrů může kompilátor třídící funkci předávat automaticky:</text:p>
              </text:list-item>
            </text:list>
          </draw:text-box>
        </draw:frame>
        <draw:frame draw:style-name="gr52" draw:text-style-name="P3" draw:layer="layout" svg:width="20.8cm" svg:height="1.2cm" svg:x="1.9cm" svg:y="8.1cm">
          <draw:text-box>
            <text:p text:style-name="P2"><text:span text:style-name="T5">def </text:span><text:span text:style-name="T17">sort[</text:span><text:span text:style-name="T36">T</text:span><text:span text:style-name="T17">](xs: </text:span><text:span text:style-name="T36">List</text:span><text:span text:style-name="T17">[</text:span><text:span text:style-name="T36">T</text:span><text:span text:style-name="T17">], compare: (</text:span><text:span text:style-name="T36">T</text:span><text:span text:style-name="T17">, </text:span><text:span text:style-name="T36">T</text:span><text:span text:style-name="T17">) =&gt; Int): </text:span><text:span text:style-name="T36">List</text:span><text:span text:style-name="T17">[</text:span><text:span text:style-name="T36">T</text:span><text:span text:style-name="T17">]</text:span></text:p>
          </draw:text-box>
        </draw:frame>
        <draw:frame draw:style-name="gr9" draw:text-style-name="P3" draw:layer="layout" svg:width="25cm" svg:height="6.211cm" svg:x="1.9cm" svg:y="14.6cm">
          <draw:text-box>
            <text:p text:style-name="P2"><text:span text:style-name="T5">case class </text:span><text:span text:style-name="T7">Compare[</text:span><text:span text:style-name="T21">T</text:span><text:span text:style-name="T7">](compare: (</text:span><text:span text:style-name="T21">T</text:span><text:span text:style-name="T7">, </text:span><text:span text:style-name="T21">T</text:span><text:span text:style-name="T7">) =&gt; Int)</text:span><text:span text:style-name="T7"><text:line-break/></text:span><text:span text:style-name="T7"/></text:p>
            <text:p text:style-name="P2"><text:span text:style-name="T7"><text:line-break/></text:span><text:span text:style-name="T5">def </text:span><text:span text:style-name="T7">sort[</text:span><text:span text:style-name="T21">T</text:span><text:span text:style-name="T7">](xs: </text:span><text:span text:style-name="T21">List</text:span><text:span text:style-name="T7">[</text:span><text:span text:style-name="T21">T</text:span><text:span text:style-name="T7">])(</text:span><text:span text:style-name="T5">implicit </text:span><text:span text:style-name="T7">cmp: Compare[</text:span><text:span text:style-name="T21">T</text:span><text:span text:style-name="T7">]): </text:span><text:span text:style-name="T21">List</text:span><text:span text:style-name="T7">[</text:span><text:span text:style-name="T21">T</text:span><text:span text:style-name="T7">] = </text:span><text:span text:style-name="T8">???</text:span><text:span text:style-name="T8"><text:line-break/></text:span><text:span text:style-name="T8"><text:line-break/></text:span><text:span text:style-name="T5">implicit val </text:span><text:span text:style-name="T24">compareInt </text:span><text:span text:style-name="T17">= </text:span><text:span text:style-name="T18">Compare</text:span><text:span text:style-name="T17">[Int]((i, j) =&gt; i - j)</text:span><text:span text:style-name="T17"><text:line-break/></text:span><text:span text:style-name="T17"><text:line-break/></text:span><text:span text:style-name="T17">sort(</text:span><text:span text:style-name="T24">List</text:span><text:span text:style-name="T3">(</text:span><text:span text:style-name="T13">4</text:span><text:span text:style-name="T3">, </text:span><text:span text:style-name="T13">2</text:span><text:span text:style-name="T3">, </text:span><text:span text:style-name="T13">1</text:span><text:span text:style-name="T3">, </text:span><text:span text:style-name="T13">3</text:span><text:span text:style-name="T3">))</text:span></text:p>
          </draw:text-box>
        </draw:frame>
        <draw:custom-shape draw:style-name="gr53" draw:text-style-name="P14" draw:layer="layout" svg:width="23.9cm" svg:height="1.766cm" svg:x="3.4cm" svg:y="12.7cm">
          <text:p text:style-name="P13">Místo obyčejné funkce <text:span text:style-name="T1">(T, T) =&gt; Int</text:span> používáme typ <text:span text:style-name="T1">Compare[T]</text:span>, neboť není vhodné<text:line-break/>používat běžné typy (např. funkce, <text:span text:style-name="T1">String</text:span>, <text:span text:style-name="T1">Int</text:span>, …) jako implicitní hodnoty.</text:p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20.2cm" svg:height="1.166cm" svg:x="7.1cm" svg:y="15.7cm">
          <text:p text:style-name="P4">Uvnitř funkce <text:span text:style-name="T1">sort</text:span> můžeme volat např. <text:span text:style-name="T1">cmp.compare(xs.head, xs.last)</text:span>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nihovní typ Ordering[T]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 porovnávání obsahuje standardní knihovna typ <text:span text:style-name="T1">Ordering[T]</text:span>.</text:p>
              </text:list-item>
              <text:list-item>
                <text:p>Pro třídění mají sekvence metodu <text:span text:style-name="T1">sorted</text:span>:</text:p>
              </text:list-item>
            </text:list>
          </draw:text-box>
        </draw:frame>
        <draw:frame draw:style-name="gr8" draw:text-style-name="P7" draw:layer="layout" svg:width="19.4cm" svg:height="2.486cm" svg:x="1.9cm" svg:y="11.1cm">
          <draw:text-box>
            <text:p text:style-name="P2"><text:span text:style-name="T24">List</text:span><text:span text:style-name="T17">(</text:span><text:span text:style-name="T19">4</text:span><text:span text:style-name="T17">, </text:span><text:span text:style-name="T19">2</text:span><text:span text:style-name="T17">, </text:span><text:span text:style-name="T19">1</text:span><text:span text:style-name="T17">, </text:span><text:span text:style-name="T19">3</text:span><text:span text:style-name="T17">).sorted</text:span><text:span text:style-name="T17"><text:line-break/></text:span><text:span text:style-name="T17"><text:line-break/></text:span><text:span text:style-name="T24">List</text:span><text:span text:style-name="T17">(</text:span><text:span text:style-name="T19">4</text:span><text:span text:style-name="T17">, </text:span><text:span text:style-name="T19">2</text:span><text:span text:style-name="T17">, </text:span><text:span text:style-name="T19">1</text:span><text:span text:style-name="T17">, </text:span><text:span text:style-name="T19">3</text:span><text:span text:style-name="T17">).sorted(</text:span><text:span text:style-name="T24">Ordering</text:span><text:span text:style-name="T3">.Int)</text:span></text:p>
          </draw:text-box>
        </draw:frame>
        <draw:custom-shape draw:style-name="gr50" draw:text-style-name="P5" draw:layer="layout" svg:width="4.4cm" svg:height="1.066cm" svg:x="11.8cm" svg:y="11cm">
          <text:p text:style-name="P4">Dělají totéž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8cm" svg:y1="11.6cm" svg:x2="10.4cm" svg:y2="11.6cm">
          <text:p/>
        </draw:line>
        <draw:line draw:style-name="gr6" draw:text-style-name="P6" draw:layer="layout" svg:x1="11.8cm" svg:y1="11.6cm" svg:x2="10.2cm" svg:y2="12.8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ce Ordering[T]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nci <text:span text:style-name="T1">Ordering[T]</text:span> můžeme vytvořit i pro vlastní typ:</text:p>
              </text:list-item>
            </text:list>
          </draw:text-box>
        </draw:frame>
        <draw:frame draw:style-name="gr26" draw:text-style-name="P3" draw:layer="layout" svg:width="24.4cm" svg:height="9.191cm" svg:x="1.8cm" svg:y="9.3cm">
          <draw:text-box>
            <text:p text:style-name="P2"><text:span text:style-name="T5">case class </text:span><text:span text:style-name="T7">Person(name: </text:span><text:span text:style-name="T21">String</text:span><text:span text:style-name="T7">, salary: Double)</text:span><text:span text:style-name="T7"><text:line-break/></text:span><text:span text:style-name="T7"><text:line-break/></text:span><text:span text:style-name="T5">object </text:span><text:span text:style-name="T7">Person {</text:span><text:span text:style-name="T7"><text:line-break/></text:span><text:span text:style-name="T7"> <text:s/></text:span><text:span text:style-name="T5">implicit val </text:span><text:span text:style-name="T6">personOrdering </text:span><text:span text:style-name="T7">= </text:span><text:span text:style-name="T6">Ordering</text:span><text:span text:style-name="T7">.</text:span><text:span text:style-name="T8">by</text:span><text:span text:style-name="T7">((p: Person) =&gt; p.salary)</text:span><text:span text:style-name="T7"><text:line-break/></text:span><text:span text:style-name="T7">}</text:span><text:span text:style-name="T7"><text:line-break/></text:span><text:span text:style-name="T7"><text:line-break/></text:span><text:span text:style-name="T6">List</text:span><text:span text:style-name="T7">(</text:span><text:span text:style-name="T7"><text:line-break/></text:span><text:span text:style-name="T7"> <text:s/></text:span><text:span text:style-name="T8">Person</text:span><text:span text:style-name="T7">(</text:span><text:span text:style-name="T9">"Franz"</text:span><text:span text:style-name="T7">, </text:span><text:span text:style-name="T10">50</text:span><text:span text:style-name="T7">),</text:span><text:span text:style-name="T7"><text:line-break/></text:span><text:span text:style-name="T7"> <text:s/></text:span><text:span text:style-name="T8">Person</text:span><text:span text:style-name="T7">(</text:span><text:span text:style-name="T9">"Kafka"</text:span><text:span text:style-name="T7">, </text:span><text:span text:style-name="T10">40</text:span><text:span text:style-name="T7">),</text:span><text:span text:style-name="T7"><text:line-break/></text:span><text:span text:style-name="T7"> <text:s/></text:span><text:span text:style-name="T8">Person</text:span><text:span text:style-name="T11">(</text:span><text:span text:style-name="T12">"Felice"</text:span><text:span text:style-name="T3">, </text:span><text:span text:style-name="T13">45</text:span><text:span text:style-name="T3">)</text:span><text:span text:style-name="T3"><text:line-break/></text:span><text:span text:style-name="T3">).sorted</text:span></text:p>
          </draw:text-box>
        </draw:frame>
        <draw:custom-shape draw:style-name="gr55" draw:text-style-name="P5" draw:layer="layout" svg:width="6.8cm" svg:height="1.066cm" svg:x="12.2cm" svg:y="10.4cm">
          <text:p text:style-name="P4">Uspořádání dle platu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2.2cm" svg:y1="11cm" svg:x2="10.8cm" svg:y2="11.6cm">
          <text:p/>
        </draw:line>
        <draw:custom-shape draw:style-name="gr56" draw:text-style-name="P5" draw:layer="layout" svg:width="16.8cm" svg:height="1.066cm" svg:x="1cm" svg:y="18.8cm">
          <text:p text:style-name="P4">Kompilátor automaticky doplní argument <text:span text:style-name="T1">personOrdering</text:span>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3.6cm" svg:y1="18.8cm" svg:x2="3.6cm" svg:y2="17.6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alizace do JSONu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7" draw:text-style-name="P7" draw:layer="layout" svg:width="25.8cm" svg:height="17.386cm" svg:x="0.7cm" svg:y="4.2cm">
          <draw:text-box>
            <text:p text:style-name="P2"><text:span text:style-name="T5">type </text:span><text:span text:style-name="T21">Json </text:span><text:span text:style-name="T7">= </text:span><text:span text:style-name="T21">String</text:span><text:span text:style-name="T21"><text:line-break/></text:span><text:span text:style-name="T21"><text:line-break/></text:span><text:span text:style-name="T5">case class </text:span><text:span text:style-name="T7">JsonWriter[</text:span><text:span text:style-name="T21">A</text:span><text:span text:style-name="T7">](toJson: </text:span><text:span text:style-name="T21">A </text:span><text:span text:style-name="T7">=&gt; </text:span><text:span text:style-name="T21">Json</text:span><text:span text:style-name="T7">)</text:span><text:span text:style-name="T7"><text:line-break/></text:span><text:span text:style-name="T7"><text:line-break/></text:span><text:span text:style-name="T5">object </text:span><text:span text:style-name="T7">JsonWriter {</text:span><text:span text:style-name="T7"><text:line-break/></text:span><text:span text:style-name="T7"> <text:s/></text:span><text:span text:style-name="T5">implicit val </text:span><text:span text:style-name="T6">intInstance </text:span><text:span text:style-name="T7">= </text:span><text:span text:style-name="T8">JsonWriter</text:span><text:span text:style-name="T7">[Int](_.toString)</text:span><text:span text:style-name="T7"><text:line-break/></text:span><text:span text:style-name="T7"> <text:s/></text:span><text:span text:style-name="T5">implicit val </text:span><text:span text:style-name="T6">stringInstance </text:span><text:span text:style-name="T7">= </text:span><text:span text:style-name="T8">JsonWriter</text:span><text:span text:style-name="T7">[</text:span><text:span text:style-name="T21">String</text:span><text:span text:style-name="T7">](</text:span><text:span text:style-name="T9">"</text:span><text:span text:style-name="T5">\"</text:span><text:span text:style-name="T9">" </text:span><text:span text:style-name="T7">+ _ + </text:span><text:span text:style-name="T9">"</text:span><text:span text:style-name="T5">\"</text:span><text:span text:style-name="T9">"</text:span><text:span text:style-name="T7">)</text:span><text:span text:style-name="T7"><text:line-break/></text:span><text:span text:style-name="T7"> <text:s/></text:span><text:span text:style-name="T5">implicit def </text:span><text:span text:style-name="T7">listInstance[</text:span><text:span text:style-name="T21">A</text:span><text:span text:style-name="T7">](</text:span><text:span text:style-name="T5">implicit </text:span><text:span text:style-name="T7">writer: JsonWriter[</text:span><text:span text:style-name="T21">A</text:span><text:span text:style-name="T7">]) =</text:span><text:span text:style-name="T7"><text:line-break/></text:span><text:span text:style-name="T7"> <text:s text:c="3"/></text:span><text:span text:style-name="T8">JsonWriter</text:span><text:span text:style-name="T7">[</text:span><text:span text:style-name="T21">List</text:span><text:span text:style-name="T7">[</text:span><text:span text:style-name="T21">A</text:span><text:span text:style-name="T7">]](_.map(writer.toJson).mkString(</text:span><text:span text:style-name="T9">"["</text:span><text:span text:style-name="T7">, </text:span><text:span text:style-name="T9">", "</text:span><text:span text:style-name="T7">, </text:span><text:span text:style-name="T9">"]"</text:span><text:span text:style-name="T7">))</text:span><text:span text:style-name="T7"><text:line-break/></text:span><text:span text:style-name="T7">}</text:span><text:span text:style-name="T7"><text:line-break/></text:span><text:span text:style-name="T7"/></text:p>
            <text:p text:style-name="P2"><text:span text:style-name="T7"/></text:p>
            <text:p text:style-name="P2"><text:span text:style-name="T7"><text:line-break/></text:span><text:span text:style-name="T5">def </text:span><text:span text:style-name="T7">saveToDb[</text:span><text:span text:style-name="T21">A</text:span><text:span text:style-name="T7">](a: </text:span><text:span text:style-name="T21">A</text:span><text:span text:style-name="T7">)(</text:span><text:span text:style-name="T5">implicit </text:span><text:span text:style-name="T7">writer: JsonWriter[</text:span><text:span text:style-name="T21">A</text:span><text:span text:style-name="T7">]) = {</text:span><text:span text:style-name="T7"><text:line-break/></text:span><text:span text:style-name="T7"> <text:s/></text:span><text:span text:style-name="T5">val </text:span><text:span text:style-name="T7">json = writer.toJson(a)</text:span><text:span text:style-name="T7"><text:line-break/></text:span><text:span text:style-name="T7"> <text:s/></text:span><text:span text:style-name="T8">println</text:span><text:span text:style-name="T7">(</text:span><text:span text:style-name="T9">s"Saving to database: </text:span><text:span text:style-name="T16">$</text:span><text:span text:style-name="T7">json</text:span><text:span text:style-name="T9">."</text:span><text:span text:style-name="T7">)</text:span><text:span text:style-name="T7"><text:line-break/></text:span><text:span text:style-name="T7">}</text:span><text:span text:style-name="T7"><text:line-break/></text:span><text:span text:style-name="T7"><text:line-break/></text:span><text:span text:style-name="T8">saveToDb</text:span><text:span text:style-name="T7">(</text:span><text:span text:style-name="T10">5</text:span><text:span text:style-name="T7">)</text:span><text:span text:style-name="T7"><text:line-break/></text:span><text:span text:style-name="T8">saveToDb</text:span><text:span text:style-name="T7">(</text:span><text:span text:style-name="T9">"Text"</text:span><text:span text:style-name="T17">)</text:span><text:span text:style-name="T17"><text:line-break/></text:span><text:span text:style-name="T18">saveToDb</text:span><text:span text:style-name="T17">(</text:span><text:span text:style-name="T24">List</text:span><text:span text:style-name="T17">(</text:span><text:span text:style-name="T19">1</text:span><text:span text:style-name="T17">, </text:span><text:span text:style-name="T19">2</text:span><text:span text:style-name="T17">))</text:span><text:span text:style-name="T17"><text:line-break/></text:span><text:span text:style-name="T18">saveToDb</text:span><text:span text:style-name="T17">(</text:span><text:span text:style-name="T24">List</text:span><text:span text:style-name="T17">(</text:span><text:span text:style-name="T24">List</text:span><text:span text:style-name="T17">(</text:span><text:span text:style-name="T19">1</text:span><text:span text:style-name="T17">, </text:span><text:span text:style-name="T19">2</text:span><text:span text:style-name="T17">), </text:span><text:span text:style-name="T24">List</text:span><text:span text:style-name="T3">(</text:span><text:span text:style-name="T13">3</text:span><text:span text:style-name="T3">)))</text:span><text:span text:style-name="T3"><text:line-break/></text:span><text:span text:style-name="T3"/></text:p>
          </draw:text-box>
        </draw:frame>
        <draw:custom-shape draw:style-name="gr7" draw:text-style-name="P5" draw:layer="layout" svg:width="20.8cm" svg:height="1.6cm" svg:x="0.4cm" svg:y="12cm">
          <text:p text:style-name="P4">Funkce pro konstrukci implicitních hodnot. Máme-li <text:span text:style-name="T1">A</text:span>, jenž jde zapisovat<text:line-break/>do JSONu, pak díky této funkci půjde do JSONu zapisovat i <text:span text:style-name="T1">List[A]</text:span>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.9cm" svg:y1="12cm" svg:x2="1.9cm" svg:y2="10.4cm">
          <text:p/>
        </draw:line>
        <draw:custom-shape draw:style-name="gr58" draw:text-style-name="P5" draw:layer="layout" svg:width="10.8cm" svg:height="2.4cm" svg:x="15.2cm" svg:y="18.4cm">
          <text:p text:style-name="P4">Kompilátor přidá argument<text:line-break/><text:span text:style-name="T1">listInstance(listInstance(intInstance))</text:span></text:p>
          <text:p text:style-name="P4">typu <text:span text:style-name="T1">JsonWriter[List[List[Int]]]</text:span>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cm" svg:y1="20.4cm" svg:x2="13.2cm" svg:y2="20.4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Implicitní parame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ký implicitní argument kompilátor doplní?</text:p>
              </text:list-item>
            </text:list>
          </draw:text-box>
        </draw:frame>
        <draw:frame draw:style-name="gr3" draw:text-style-name="P7" draw:layer="layout" svg:width="21.8cm" svg:height="3.976cm" svg:x="1.9cm" svg:y="7.6cm">
          <draw:text-box>
            <text:p text:style-name="P2"><text:span text:style-name="T6">List</text:span><text:span text:style-name="T11">(</text:span><text:span text:style-name="T11"><text:line-break/></text:span><text:span text:style-name="T11"> <text:s/>(</text:span><text:span text:style-name="T12">"Franz"</text:span><text:span text:style-name="T11">, </text:span><text:span text:style-name="T37">50</text:span><text:span text:style-name="T11">),</text:span><text:span text:style-name="T11"><text:line-break/></text:span><text:span text:style-name="T11"> <text:s/>(</text:span><text:span text:style-name="T12">"Kafka"</text:span><text:span text:style-name="T11">, </text:span><text:span text:style-name="T37">40</text:span><text:span text:style-name="T11">),</text:span><text:span text:style-name="T11"><text:line-break/></text:span><text:span text:style-name="T11"> <text:s/>(</text:span><text:span text:style-name="T12">"Felice"</text:span><text:span text:style-name="T3">, </text:span><text:span text:style-name="T13">45</text:span><text:span text:style-name="T3">)</text:span><text:span text:style-name="T3"><text:line-break/></text:span><text:span text:style-name="T3">).sorted</text:span></text:p>
          </draw:text-box>
        </draw:frame>
        <draw:frame draw:style-name="gr3" draw:text-style-name="P3" draw:layer="layout" svg:width="8.9cm" svg:height="3.976cm" svg:x="3cm" svg:y="16.5cm">
          <draw:text-box>
            <text:p text:style-name="P2"><text:span text:style-name="T24">Ordering</text:span><text:span text:style-name="T17">.</text:span><text:span text:style-name="T18">Tuple2</text:span><text:span text:style-name="T17">(</text:span><text:span text:style-name="T17"><text:line-break/></text:span><text:span text:style-name="T17"> <text:s/></text:span><text:span text:style-name="T24">Ordering</text:span><text:span text:style-name="T17">.String,</text:span><text:span text:style-name="T17"><text:line-break/></text:span><text:span text:style-name="T17"> <text:s/></text:span><text:span text:style-name="T24">Ordering</text:span><text:span text:style-name="T3">.Int</text:span><text:span text:style-name="T3"><text:line-break/></text:span><text:span text:style-name="T3">)</text:span></text:p>
          </draw:text-box>
        </draw:frame>
        <draw:frame draw:style-name="gr2" draw:text-style-name="P3" draw:layer="layout" svg:width="7.2cm" svg:height="0.996cm" svg:x="3cm" svg:y="13.2cm">
          <draw:text-box>
            <text:p text:style-name="P2"><text:span text:style-name="T24">Ordering</text:span><text:span text:style-name="T3">.String</text:span></text:p>
          </draw:text-box>
        </draw:frame>
        <draw:frame draw:style-name="gr8" draw:text-style-name="P3" draw:layer="layout" svg:width="7.8cm" svg:height="2.486cm" svg:x="14.2cm" svg:y="13.2cm">
          <draw:text-box>
            <text:p text:style-name="P2"><text:span text:style-name="T24">Ordering</text:span><text:span text:style-name="T3">.Int</text:span></text:p>
          </draw:text-box>
        </draw:frame>
        <draw:frame draw:style-name="gr3" draw:text-style-name="P3" draw:layer="layout" svg:width="7.8cm" svg:height="3.976cm" svg:x="14.2cm" svg:y="16.5cm">
          <draw:text-box>
            <text:p text:style-name="P2"><text:span text:style-name="T24">Ordering</text:span><text:span text:style-name="T17">.</text:span><text:span text:style-name="T18">Tuple3</text:span><text:span text:style-name="T17">(</text:span><text:span text:style-name="T17"><text:line-break/></text:span><text:span text:style-name="T17"> <text:s/></text:span><text:span text:style-name="T24">Ordering</text:span><text:span text:style-name="T17">.String,</text:span><text:span text:style-name="T17"><text:line-break/></text:span><text:span text:style-name="T17"> <text:s/></text:span><text:span text:style-name="T24">Ordering</text:span><text:span text:style-name="T17">.Int,</text:span><text:span text:style-name="T17"><text:line-break/></text:span><text:span text:style-name="T17"> <text:s/></text:span><text:span text:style-name="T24">Ordering</text:span><text:span text:style-name="T3">.Double</text:span><text:span text:style-name="T3"><text:line-break/></text:span><text:span text:style-name="T3">)</text:span></text:p>
          </draw:text-box>
        </draw:frame>
        <draw:custom-shape draw:style-name="gr29" draw:text-style-name="P15" draw:layer="layout" svg:width="1.2cm" svg:height="1.2cm" svg:x="1.4cm" svg:y="13.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.401cm" svg:y="16.401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2.401cm" svg:y="13.101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2.402cm" svg:y="16.402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Implicitní parametry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třeba doplnit argument typu<text:line-break/><text:span text:style-name="T1">Ordering[(String, Int)]</text:span>.</text:p>
              </text:list-item>
            </text:list>
          </draw:text-box>
        </draw:frame>
        <draw:frame draw:style-name="gr3" draw:text-style-name="P7" draw:layer="layout" svg:width="21.8cm" svg:height="3.976cm" svg:x="1.9cm" svg:y="7.6cm">
          <draw:text-box>
            <text:p text:style-name="P2"><text:span text:style-name="T6">List</text:span><text:span text:style-name="T11">(</text:span><text:span text:style-name="T11"><text:line-break/></text:span><text:span text:style-name="T11"> <text:s/>(</text:span><text:span text:style-name="T12">"Franz"</text:span><text:span text:style-name="T11">, </text:span><text:span text:style-name="T37">50</text:span><text:span text:style-name="T11">),</text:span><text:span text:style-name="T11"><text:line-break/></text:span><text:span text:style-name="T11"> <text:s/>(</text:span><text:span text:style-name="T12">"Kafka"</text:span><text:span text:style-name="T11">, </text:span><text:span text:style-name="T37">40</text:span><text:span text:style-name="T11">),</text:span><text:span text:style-name="T11"><text:line-break/></text:span><text:span text:style-name="T11"> <text:s/>(</text:span><text:span text:style-name="T12">"Felice"</text:span><text:span text:style-name="T3">, </text:span><text:span text:style-name="T13">45</text:span><text:span text:style-name="T3">)</text:span><text:span text:style-name="T3"><text:line-break/></text:span><text:span text:style-name="T3">).sorted</text:span></text:p>
          </draw:text-box>
        </draw:frame>
        <draw:frame draw:style-name="gr3" draw:text-style-name="P3" draw:layer="layout" svg:width="8.9cm" svg:height="3.976cm" svg:x="3cm" svg:y="16.5cm">
          <draw:text-box>
            <text:p text:style-name="P2"><text:span text:style-name="T24">Ordering</text:span><text:span text:style-name="T17">.</text:span><text:span text:style-name="T18">Tuple2</text:span><text:span text:style-name="T17">(</text:span><text:span text:style-name="T17"><text:line-break/></text:span><text:span text:style-name="T17"> <text:s/></text:span><text:span text:style-name="T24">Ordering</text:span><text:span text:style-name="T17">.String,</text:span><text:span text:style-name="T17"><text:line-break/></text:span><text:span text:style-name="T17"> <text:s/></text:span><text:span text:style-name="T24">Ordering</text:span><text:span text:style-name="T3">.Int</text:span><text:span text:style-name="T3"><text:line-break/></text:span><text:span text:style-name="T3">)</text:span></text:p>
          </draw:text-box>
        </draw:frame>
        <draw:frame draw:style-name="gr2" draw:text-style-name="P3" draw:layer="layout" svg:width="7.2cm" svg:height="0.996cm" svg:x="3cm" svg:y="13.2cm">
          <draw:text-box>
            <text:p text:style-name="P2"><text:span text:style-name="T24">Ordering</text:span><text:span text:style-name="T3">.String</text:span></text:p>
          </draw:text-box>
        </draw:frame>
        <draw:frame draw:style-name="gr8" draw:text-style-name="P3" draw:layer="layout" svg:width="7.8cm" svg:height="2.486cm" svg:x="14.2cm" svg:y="13.2cm">
          <draw:text-box>
            <text:p text:style-name="P2"><text:span text:style-name="T24">Ordering</text:span><text:span text:style-name="T3">.Int</text:span></text:p>
          </draw:text-box>
        </draw:frame>
        <draw:frame draw:style-name="gr3" draw:text-style-name="P3" draw:layer="layout" svg:width="7.8cm" svg:height="3.976cm" svg:x="14.2cm" svg:y="16.5cm">
          <draw:text-box>
            <text:p text:style-name="P2"><text:span text:style-name="T24">Ordering</text:span><text:span text:style-name="T17">.</text:span><text:span text:style-name="T18">Tuple3</text:span><text:span text:style-name="T17">(</text:span><text:span text:style-name="T17"><text:line-break/></text:span><text:span text:style-name="T17"> <text:s/></text:span><text:span text:style-name="T24">Ordering</text:span><text:span text:style-name="T17">.String,</text:span><text:span text:style-name="T17"><text:line-break/></text:span><text:span text:style-name="T17"> <text:s/></text:span><text:span text:style-name="T24">Ordering</text:span><text:span text:style-name="T17">.Int,</text:span><text:span text:style-name="T17"><text:line-break/></text:span><text:span text:style-name="T17"> <text:s/></text:span><text:span text:style-name="T24">Ordering</text:span><text:span text:style-name="T3">.Double</text:span><text:span text:style-name="T3"><text:line-break/></text:span><text:span text:style-name="T3">)</text:span></text:p>
          </draw:text-box>
        </draw:frame>
        <draw:custom-shape draw:style-name="gr29" draw:text-style-name="P15" draw:layer="layout" svg:width="1.2cm" svg:height="1.2cm" svg:x="1.4cm" svg:y="13.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.401cm" svg:y="16.401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2.401cm" svg:y="13.101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.2cm" svg:height="1.2cm" svg:x="12.402cm" svg:y="16.402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13.8cm" svg:y1="20.2cm" svg:x2="20.6cm" svg:y2="16.5cm">
          <text:p/>
        </draw:line>
        <draw:line draw:style-name="gr31" draw:text-style-name="P6" draw:layer="layout" svg:x1="13.8cm" svg:y1="16.5cm" svg:x2="20.6cm" svg:y2="20.2cm">
          <text:p/>
        </draw:line>
        <draw:line draw:style-name="gr31" draw:text-style-name="P6" draw:layer="layout" svg:x1="14.2cm" svg:y1="13.3cm" svg:x2="18.8cm" svg:y2="14.3cm">
          <text:p/>
        </draw:line>
        <draw:line draw:style-name="gr31" draw:text-style-name="P6" draw:layer="layout" svg:x1="14.2cm" svg:y1="14.3cm" svg:x2="18.8cm" svg:y2="13.3cm">
          <text:p/>
        </draw:line>
        <draw:line draw:style-name="gr31" draw:text-style-name="P6" draw:layer="layout" svg:x1="3.6cm" svg:y1="13.3cm" svg:x2="8.2cm" svg:y2="14.3cm">
          <text:p/>
        </draw:line>
        <draw:line draw:style-name="gr31" draw:text-style-name="P6" draw:layer="layout" svg:x1="3.6cm" svg:y1="14.3cm" svg:x2="8.2cm" svg:y2="13.3cm">
          <text:p/>
        </draw:line>
        <draw:custom-shape draw:style-name="gr59" draw:text-style-name="P5" draw:layer="layout" svg:width="6.8cm" svg:height="1.1cm" svg:x="4.6cm" svg:y="11.8cm">
          <text:p text:style-name="P4">Typ <text:span text:style-name="T1">Ordering[String]</text:span>.</text:p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5.7cm" svg:height="1.1cm" svg:x="16.9cm" svg:y="11.8cm">
          <text:p text:style-name="P4">Typ <text:span text:style-name="T1">Ordering[Int]</text:span>.</text:p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10.1cm" svg:height="1.1cm" svg:x="16.9cm" svg:y="15cm">
          <text:p text:style-name="P4">Typ <text:span text:style-name="T1">Ordering[(String, Int, Double)]</text:span>.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5.6cm" svg:height="1.1cm" svg:x="4.6cm" svg:y="15cm">
          <text:p text:style-name="P4"><text:span text:style-name="T1">Tuple2</text:span> je funkc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plicity místo rozhran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ik, který jsme si ukázali s <text:span text:style-name="T1">Ordering[T]</text:span> nebo <text:span text:style-name="T1">JsonWriter[T]</text:span>, představuje alternativu k rozhraním.</text:p>
              </text:list-item>
              <text:list-item>
                <text:p>Místo, aby typ <text:span text:style-name="T1">T</text:span> implementoval rozhraní, stačí udělat implicitní hodnotu typu <text:span text:style-name="T1">Ordering[T]</text:span> nebo <text:span text:style-name="T1">JsonWriter[T]</text:span>.</text:p>
                <text:list>
                  <text:list-item>
                    <text:p>Obecně implicity mohou nahradit ta rozhraní, kde implementace nepotřebuje do třídy přidat data.</text:p>
                  </text:list-item>
                </text:list>
              </text:list-item>
              <text:list-item>
                <text:p>Výhody oproti rozhraním:</text:p>
                <text:list>
                  <text:list-item>
                    <text:p>Kvůli implementaci není třeba měnit třídu.</text:p>
                  </text:list-item>
                  <text:list-item>
                    <text:p>Implementace rozhraní může být jen jedna, implicitních hodnot mnoho (to, jaká se použije, lze řešit importy).</text:p>
                  </text:list-item>
                </text:list>
              </text:list-item>
            </text:list>
          </draw:text-box>
        </draw:frame>
        <draw:custom-shape draw:style-name="gr63" draw:text-style-name="P5" draw:layer="layout" svg:width="19.7cm" svg:height="2.5cm" svg:x="4.3cm" svg:y="17.5cm">
          <text:p text:style-name="P4">Typům <text:span text:style-name="T1">Ordering[T]</text:span> a <text:span text:style-name="T1">JsonWriter[T]</text:span> se někdy říká typové třídy.<text:line-break/>Implicitní hodnoty <text:span text:style-name="T1">Ordering.String</text:span> nebo <text:span text:style-name="T1">JsonWriter.intInstance</text:span> jsou<text:line-break/>instance zmíněných typových tříd. Terminologie pochází z Haskellu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Riziko implicit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icitní konverze a implicitní parametry mohou zamlžit význam programu.</text:p>
              </text:list-item>
              <text:list-item>
                <text:p>Příklad: </text:p>
                <text:list>
                  <text:list-item>
                    <text:p>Jak funguje následující výraz? Co vrací?</text:p>
                    <text:p/>
                    <text:p/>
                  </text:list-item>
                  <text:list-item>
                    <text:p>Odpověď v konzoli Scaly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3cm" svg:height="0.996cm" svg:x="3.1cm" svg:y="11.7cm">
          <draw:text-box>
            <text:p text:style-name="P2"><text:span text:style-name="T6">Map</text:span><text:span text:style-name="T11">(</text:span><text:span text:style-name="T37">8 </text:span><text:span text:style-name="T11">-&gt; </text:span><text:span text:style-name="T12">"osm"</text:span><text:span text:style-name="T3">).map(_._1)</text:span></text:p>
          </draw:text-box>
        </draw:frame>
        <draw:frame draw:style-name="gr64" draw:text-style-name="P3" draw:layer="layout" svg:width="18cm" svg:height="3cm" svg:x="3.1cm" svg:y="16.2cm">
          <draw:text-box>
            <text:p text:style-name="P2"><text:span text:style-name="T5">import </text:span><text:span text:style-name="T7">scala.reflect.runtime.</text:span><text:span text:style-name="T6">universe</text:span><text:span text:style-name="T7">._</text:span><text:span text:style-name="T7"><text:line-break/></text:span><text:span text:style-name="T7"><text:line-break/></text:span><text:span text:style-name="T7">showCode(reify { </text:span><text:span text:style-name="T6">Map</text:span><text:span text:style-name="T11">(</text:span><text:span text:style-name="T37">8 </text:span><text:span text:style-name="T11">-&gt; </text:span><text:span text:style-name="T12">"osm"</text:span><text:span text:style-name="T3">).map(_._1) }.tree)</text:span></text:p>
          </draw:text-box>
        </draw:frame>
        <draw:custom-shape draw:style-name="gr65" draw:text-style-name="P5" draw:layer="layout" svg:width="10cm" svg:height="1.8cm" svg:x="14.2cm" svg:y="11.4cm">
          <text:p text:style-name="P4">Nemůže vracet hodnotu typu <text:span text:style-name="T1">Map</text:span>,<text:line-break/>protože <text:span text:style-name="T1">map</text:span> nevrací dvojice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4.2cm" svg:y1="12.3cm" svg:x2="12cm" svg:y2="12.3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Riziko implicitů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icitní konverze a implicitní parametry mohou zamlžit význam programu.</text:p>
              </text:list-item>
              <text:list-item>
                <text:p>Příklad – řešení: </text:p>
                <text:list>
                  <text:list-item>
                    <text:p>Jak funguje následující výraz? Co vrací?</text:p>
                    <text:p/>
                    <text:p/>
                  </text:list-item>
                  <text:list-item>
                    <text:p>Odpověď v konzoli Scaly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3cm" svg:height="0.996cm" svg:x="3.1cm" svg:y="11.7cm">
          <draw:text-box>
            <text:p text:style-name="P2"><text:span text:style-name="T6">Map</text:span><text:span text:style-name="T11">(</text:span><text:span text:style-name="T37">8 </text:span><text:span text:style-name="T11">-&gt; </text:span><text:span text:style-name="T12">"osm"</text:span><text:span text:style-name="T3">).map(_._1)</text:span></text:p>
          </draw:text-box>
        </draw:frame>
        <draw:frame draw:style-name="gr64" draw:text-style-name="P3" draw:layer="layout" svg:width="18cm" svg:height="3cm" svg:x="3.1cm" svg:y="16.2cm">
          <draw:text-box>
            <text:p text:style-name="P2"><text:span text:style-name="T5">import </text:span><text:span text:style-name="T7">scala.reflect.runtime.</text:span><text:span text:style-name="T6">universe</text:span><text:span text:style-name="T7">._</text:span><text:span text:style-name="T7"><text:line-break/></text:span><text:span text:style-name="T7"><text:line-break/></text:span><text:span text:style-name="T7">showCode(reify { </text:span><text:span text:style-name="T6">Map</text:span><text:span text:style-name="T11">(</text:span><text:span text:style-name="T37">8 </text:span><text:span text:style-name="T11">-&gt; </text:span><text:span text:style-name="T12">"osm"</text:span><text:span text:style-name="T3">).map(_._1) }.tree)</text:span></text:p>
          </draw:text-box>
        </draw:frame>
        <draw:custom-shape draw:style-name="gr66" draw:text-style-name="P5" draw:layer="layout" svg:width="8.4cm" svg:height="1.8cm" svg:x="14.2cm" svg:y="11.4cm">
          <text:p text:style-name="P4">Typ hodnoty je <text:span text:style-name="T1">Iterable[Int]</text:span>,<text:line-break/>hodnota je však <text:span text:style-name="T1">List(8)</text:span>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4.2cm" svg:y1="12.3cm" svg:x2="12cm" svg:y2="12.3cm">
          <text:p/>
        </draw:line>
        <draw:custom-shape draw:style-name="gr67" draw:text-style-name="P16" draw:layer="layout" svg:width="25.6cm" svg:height="1.1cm" svg:x="1.2cm" svg:y="19.5cm">
          <text:p text:style-name="P4"><text:span text:style-name="T38">Predef.Map.apply(Predef.ArrowAssoc(8).-&gt;("osm")).map(((x$1) =&gt; x$1._1))(Iterable.canBuildFrom)</text:span><text:span text:style-name="T39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9.8cm" svg:y1="19.5cm" svg:x2="9.8cm" svg:y2="18.6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ziko implicit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icitní konverze a implicitní parametry mohou zamlžit význam programu.</text:p>
              </text:list-item>
              <text:list-item>
                <text:p>Definice implicitní hodnoty nebo její import může změnit význam programu.</text:p>
                <text:list>
                  <text:list-item>
                    <text:p>A to aniž by se kód, jehož význam se změnil, objevil v diff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ec druhé čás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tázk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99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09:33:16.205000000</meta:creation-date>
    <dc:date>2016-06-27T07:34:17.725000000</dc:date>
    <meta:editing-duration>PT16H39M1S</meta:editing-duration>
    <meta:editing-cycles>336</meta:editing-cycles>
    <meta:generator>LibreOffice/5.1.3.2$Windows_x86 LibreOffice_project/644e4637d1d8544fd9f56425bd6cec110e49301b</meta:generator>
    <meta:document-statistic meta:object-count="322"/>
  </office:meta>
</office:document-meta>
</file>